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MSS10" svg:font-family="CMSS10"/>
    <style:font-face style:name="CMSS8" svg:font-family="CMSS8"/>
    <style:font-face style:name="CMSSBX10" svg:font-family="CMSSBX10"/>
    <style:font-face style:name="CMSSI10" svg:font-family="CMSSI10"/>
    <style:font-face style:name="CMTT10" svg:font-family="CMTT10"/>
    <style:font-face style:name="CMTT9" svg:font-family="CMTT9"/>
    <style:font-face style:name="Tahoma2" svg:font-family="Tahoma"/>
    <style:font-face style:name="Arial" svg:font-family="Arial" style:font-family-generic="swiss"/>
    <style:font-face style:name="F23" svg:font-family="F23" style:font-family-generic="swiss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Mangal" svg:font-family="Manga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4.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5in" table:align="margins"/>
    </style:style>
    <style:style style:name="Table5.A" style:family="table-column">
      <style:table-column-properties style:column-width="4.5in" style:rel-column-width="65535*"/>
    </style:style>
    <style:style style:name="Table5.A1" style:family="table-cell">
      <style:table-cell-properties fo:padding="0.0382in" fo:border="0.05pt solid #000000"/>
    </style:style>
    <style:style style:name="Table30" style:family="table">
      <style:table-properties style:width="4.5in" table:align="margins"/>
    </style:style>
    <style:style style:name="Table30.A" style:family="table-column">
      <style:table-column-properties style:column-width="4.5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4.5in" table:align="margins"/>
    </style:style>
    <style:style style:name="Table31.A" style:family="table-column">
      <style:table-column-properties style:column-width="4.5in" style:rel-column-width="65535*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4.5in" table:align="margins"/>
    </style:style>
    <style:style style:name="Table32.A" style:family="table-column">
      <style:table-column-properties style:column-width="4.5in" style:rel-column-width="65535*"/>
    </style:style>
    <style:style style:name="Table32.A1" style:family="table-cell">
      <style:table-cell-properties fo:padding="0.0382in" fo:border="0.05pt solid #000000"/>
    </style:style>
    <style:style style:name="Table6" style:family="table">
      <style:table-properties style:width="4.5in" table:align="margins"/>
    </style:style>
    <style:style style:name="Table6.A" style:family="table-column">
      <style:table-column-properties style:column-width="4.5in" style:rel-column-width="65535*"/>
    </style:style>
    <style:style style:name="Table6.A1" style:family="table-cell">
      <style:table-cell-properties fo:padding="0.0382in" fo:border="0.05pt solid #000000"/>
    </style:style>
    <style:style style:name="Table33" style:family="table">
      <style:table-properties style:width="4.5in" table:align="margins"/>
    </style:style>
    <style:style style:name="Table33.A" style:family="table-column">
      <style:table-column-properties style:column-width="4.5in" style:rel-column-width="65535*"/>
    </style:style>
    <style:style style:name="Table33.A1" style:family="table-cell">
      <style:table-cell-properties fo:padding="0.0382in" fo:border="0.05pt solid #000000"/>
    </style:style>
    <style:style style:name="Table34" style:family="table">
      <style:table-properties style:width="4.5in" table:align="margins"/>
    </style:style>
    <style:style style:name="Table34.A" style:family="table-column">
      <style:table-column-properties style:column-width="4.5in" style:rel-column-width="65535*"/>
    </style:style>
    <style:style style:name="Table34.A1" style:family="table-cell">
      <style:table-cell-properties fo:padding="0.0382in" fo:border="0.05pt solid #000000"/>
    </style:style>
    <style:style style:name="Table7" style:family="table">
      <style:table-properties style:width="4.5in" table:align="margins"/>
    </style:style>
    <style:style style:name="Table7.A" style:family="table-column">
      <style:table-column-properties style:column-width="4.5in" style:rel-column-width="65535*"/>
    </style:style>
    <style:style style:name="Table7.A1" style:family="table-cell">
      <style:table-cell-properties fo:padding="0.0382in" fo:border="0.05pt solid #000000"/>
    </style:style>
    <style:style style:name="Table28" style:family="table">
      <style:table-properties style:width="4.5in" table:align="margins"/>
    </style:style>
    <style:style style:name="Table28.A" style:family="table-column">
      <style:table-column-properties style:column-width="4.5in" style:rel-column-width="65535*"/>
    </style:style>
    <style:style style:name="Table28.A1" style:family="table-cell">
      <style:table-cell-properties fo:padding="0.0382in" fo:border="0.05pt solid #000000"/>
    </style:style>
    <style:style style:name="Table37" style:family="table">
      <style:table-properties style:width="4.5in" table:align="margins"/>
    </style:style>
    <style:style style:name="Table37.A" style:family="table-column">
      <style:table-column-properties style:column-width="4.5in" style:rel-column-width="65535*"/>
    </style:style>
    <style:style style:name="Table37.A1" style:family="table-cell">
      <style:table-cell-properties fo:padding="0.0382in" fo:border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4.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4.5in" style:rel-column-width="65535*"/>
    </style:style>
    <style:style style:name="Table9.A1" style:family="table-cell">
      <style:table-cell-properties fo:padding="0.0382in" fo:border="0.05pt solid #000000"/>
    </style:style>
    <style:style style:name="Table35" style:family="table">
      <style:table-properties style:width="4.5in" table:align="margins"/>
    </style:style>
    <style:style style:name="Table35.A" style:family="table-column">
      <style:table-column-properties style:column-width="4.5in" style:rel-column-width="65535*"/>
    </style:style>
    <style:style style:name="Table35.A1" style:family="table-cell">
      <style:table-cell-properties fo:padding="0.0382in" fo:border="0.05pt solid #000000"/>
    </style:style>
    <style:style style:name="Table10" style:family="table">
      <style:table-properties style:width="4.5in" table:align="margins"/>
    </style:style>
    <style:style style:name="Table10.A" style:family="table-column">
      <style:table-column-properties style:column-width="4.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4.5in" table:align="margins"/>
    </style:style>
    <style:style style:name="Table11.A" style:family="table-column">
      <style:table-column-properties style:column-width="4.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4.5in" table:align="margins"/>
    </style:style>
    <style:style style:name="Table12.A" style:family="table-column">
      <style:table-column-properties style:column-width="4.5in" style:rel-column-width="65535*"/>
    </style:style>
    <style:style style:name="Table12.A1" style:family="table-cell">
      <style:table-cell-properties fo:padding="0.0382in" fo:border="0.05pt solid #000000"/>
    </style:style>
    <style:style style:name="Table36" style:family="table">
      <style:table-properties style:width="4.5in" table:align="margins"/>
    </style:style>
    <style:style style:name="Table36.A" style:family="table-column">
      <style:table-column-properties style:column-width="4.5in" style:rel-column-width="65535*"/>
    </style:style>
    <style:style style:name="Table36.A1" style:family="table-cell">
      <style:table-cell-properties fo:padding="0.0382in" fo:border="0.05pt solid #000000"/>
    </style:style>
    <style:style style:name="Table13" style:family="table">
      <style:table-properties style:width="4.5in" table:align="margins"/>
    </style:style>
    <style:style style:name="Table13.A" style:family="table-column">
      <style:table-column-properties style:column-width="4.5in" style:rel-column-width="65535*"/>
    </style:style>
    <style:style style:name="Table13.A1" style:family="table-cell">
      <style:table-cell-properties fo:padding="0.0382in" fo:border="0.05pt solid #000000"/>
    </style:style>
    <style:style style:name="Table29" style:family="table">
      <style:table-properties style:width="4.5in" table:align="margins"/>
    </style:style>
    <style:style style:name="Table29.A" style:family="table-column">
      <style:table-column-properties style:column-width="4.5in" style:rel-column-width="65535*"/>
    </style:style>
    <style:style style:name="Table29.A1" style:family="table-cell">
      <style:table-cell-properties fo:padding="0.0382in" fo:border="0.05pt solid #000000"/>
    </style:style>
    <style:style style:name="Table41" style:family="table">
      <style:table-properties style:width="4.5in" table:align="margins"/>
    </style:style>
    <style:style style:name="Table41.A" style:family="table-column">
      <style:table-column-properties style:column-width="4.5in" style:rel-column-width="65535*"/>
    </style:style>
    <style:style style:name="Table41.A1" style:family="table-cell">
      <style:table-cell-properties fo:padding="0.0382in" fo:border="0.05pt solid #000000"/>
    </style:style>
    <style:style style:name="Table14" style:family="table">
      <style:table-properties style:width="4.5in" table:align="margins"/>
    </style:style>
    <style:style style:name="Table14.A" style:family="table-column">
      <style:table-column-properties style:column-width="4.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4.5in" table:align="margins"/>
    </style:style>
    <style:style style:name="Table15.A" style:family="table-column">
      <style:table-column-properties style:column-width="4.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4.5in" table:align="margins"/>
    </style:style>
    <style:style style:name="Table16.A" style:family="table-column">
      <style:table-column-properties style:column-width="4.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4.5in" table:align="margins"/>
    </style:style>
    <style:style style:name="Table17.A" style:family="table-column">
      <style:table-column-properties style:column-width="4.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4.5in" table:align="margins"/>
    </style:style>
    <style:style style:name="Table18.A" style:family="table-column">
      <style:table-column-properties style:column-width="4.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4.5in" table:align="margins"/>
    </style:style>
    <style:style style:name="Table19.A" style:family="table-column">
      <style:table-column-properties style:column-width="4.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4.5in" table:align="margins"/>
    </style:style>
    <style:style style:name="Table20.A" style:family="table-column">
      <style:table-column-properties style:column-width="4.5in" style:rel-column-width="65535*"/>
    </style:style>
    <style:style style:name="Table20.A1" style:family="table-cell">
      <style:table-cell-properties fo:padding="0.0382in" fo:border="0.05pt solid #000000"/>
    </style:style>
    <style:style style:name="Table27" style:family="table">
      <style:table-properties style:width="4.5in" table:align="margins"/>
    </style:style>
    <style:style style:name="Table27.A" style:family="table-column">
      <style:table-column-properties style:column-width="4.5in" style:rel-column-width="65535*"/>
    </style:style>
    <style:style style:name="Table27.A1" style:family="table-cell">
      <style:table-cell-properties fo:padding="0.0382in" fo:border="0.05pt solid #000000"/>
    </style:style>
    <style:style style:name="Table43" style:family="table">
      <style:table-properties style:width="4.5in" table:align="margins"/>
    </style:style>
    <style:style style:name="Table43.A" style:family="table-column">
      <style:table-column-properties style:column-width="4.5in" style:rel-column-width="65535*"/>
    </style:style>
    <style:style style:name="Table43.A1" style:family="table-cell">
      <style:table-cell-properties fo:padding="0.0382in" fo:border="0.05pt solid #000000"/>
    </style:style>
    <style:style style:name="Table21" style:family="table">
      <style:table-properties style:width="4.5in" table:align="margins"/>
    </style:style>
    <style:style style:name="Table21.A" style:family="table-column">
      <style:table-column-properties style:column-width="4.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4.5in" table:align="margins"/>
    </style:style>
    <style:style style:name="Table22.A" style:family="table-column">
      <style:table-column-properties style:column-width="4.5in" style:rel-column-width="65535*"/>
    </style:style>
    <style:style style:name="Table22.A1" style:family="table-cell">
      <style:table-cell-properties fo:padding="0.0382in" fo:border="0.05pt solid #000000"/>
    </style:style>
    <style:style style:name="Table23" style:family="table">
      <style:table-properties style:width="4.5in" table:align="margins"/>
    </style:style>
    <style:style style:name="Table23.A" style:family="table-column">
      <style:table-column-properties style:column-width="4.5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4.5in" table:align="margins"/>
    </style:style>
    <style:style style:name="Table24.A" style:family="table-column">
      <style:table-column-properties style:column-width="4.5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4.5in" table:align="margins"/>
    </style:style>
    <style:style style:name="Table25.A" style:family="table-column">
      <style:table-column-properties style:column-width="4.5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4.5in" table:align="margins"/>
    </style:style>
    <style:style style:name="Table26.A" style:family="table-column">
      <style:table-column-properties style:column-width="4.5in" style:rel-column-width="65535*"/>
    </style:style>
    <style:style style:name="Table26.A1" style:family="table-cell">
      <style:table-cell-properties fo:padding="0.0382in" fo:border="0.05pt solid #000000"/>
    </style:style>
    <style:style style:name="Table38" style:family="table">
      <style:table-properties style:width="4.5in" table:align="margins"/>
    </style:style>
    <style:style style:name="Table38.A" style:family="table-column">
      <style:table-column-properties style:column-width="4.5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4.5in" table:align="margins"/>
    </style:style>
    <style:style style:name="Table39.A" style:family="table-column">
      <style:table-column-properties style:column-width="4.5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4.5in" table:align="margins"/>
    </style:style>
    <style:style style:name="Table40.A" style:family="table-column">
      <style:table-column-properties style:column-width="4.5in" style:rel-column-width="65535*"/>
    </style:style>
    <style:style style:name="Table40.A1" style:family="table-cell">
      <style:table-cell-properties fo:padding="0.0382in" fo:border="0.05pt solid #000000"/>
    </style:style>
    <style:style style:name="Table42" style:family="table">
      <style:table-properties style:width="4.5in" table:align="margins"/>
    </style:style>
    <style:style style:name="Table42.A" style:family="table-column">
      <style:table-column-properties style:column-width="4.5in" style:rel-column-width="65535*"/>
    </style:style>
    <style:style style:name="Table42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3.6252in" style:type="center"/>
          <style:tab-stop style:position="4.5in" style:type="right"/>
        </style:tab-stops>
      </style:paragraph-properties>
      <style:text-properties style:font-name="Arial1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3" style:family="paragraph" style:parent-style-name="Standard">
      <style:text-properties style:font-name="Arial1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1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0pt" fo:font-weight="normal" style:font-name-asian="CMSS10" style:font-size-asian="10pt" style:font-weight-asian="normal" style:font-name-complex="CMSS10" style:font-size-complex="10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0pt" fo:font-weight="normal" officeooo:paragraph-rsid="00188557" style:font-name-asian="CMSS10" style:font-size-asian="10pt" style:font-weight-asian="normal" style:font-name-complex="CMSS10" style:font-size-complex="10pt" style:font-weight-complex="normal"/>
    </style:style>
    <style:style style:name="P7" style:family="paragraph" style:parent-style-name="Standard">
      <style:paragraph-properties style:text-autospace="none"/>
      <style:text-properties style:font-name="Arial1" fo:font-size="10pt" fo:font-weight="normal" style:font-name-asian="CMSS10" style:font-size-asian="10pt" style:font-weight-asian="normal" style:font-name-complex="CMSS10" style:font-size-complex="10pt" style:font-weight-complex="normal"/>
    </style:style>
    <style:style style:name="P8" style:family="paragraph" style:parent-style-name="Standard">
      <style:paragraph-properties style:text-autospace="none"/>
      <style:text-properties style:font-name="Arial1" fo:font-size="10pt" style:font-name-asian="CMSS8" style:font-size-asian="10pt" style:font-name-complex="CMSS8" style:font-size-complex="10pt"/>
    </style:style>
    <style:style style:name="P9" style:family="paragraph" style:parent-style-name="Standard">
      <style:paragraph-properties style:text-autospace="none"/>
      <style:text-properties style:font-name="Arial1" fo:font-size="10pt" style:font-name-asian="CMTT9" style:font-size-asian="10pt" style:font-name-complex="CMTT9" style:font-size-complex="10pt"/>
    </style:style>
    <style:style style:name="P10" style:family="paragraph" style:parent-style-name="Standard">
      <style:paragraph-properties style:text-autospace="none"/>
      <style:text-properties style:font-name="Arial1" fo:font-size="10pt" style:font-name-asian="CMSS10" style:font-size-asian="10pt" style:font-name-complex="CMSS10" style:font-size-complex="10pt"/>
    </style:style>
    <style:style style:name="P11" style:family="paragraph" style:parent-style-name="Standard">
      <style:paragraph-properties style:text-autospace="none"/>
      <style:text-properties style:font-name="Arial1" fo:font-size="10pt" officeooo:paragraph-rsid="00161b96" style:font-name-asian="CMSS10" style:font-size-asian="10pt" style:font-name-complex="CMSS10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1" fo:font-size="10pt" style:font-name-asian="CMSS10" style:font-size-asian="10pt" style:font-name-complex="CMSS10" style:font-size-complex="10pt"/>
    </style:style>
    <style:style style:name="P13" style:family="paragraph" style:parent-style-name="Standard">
      <style:text-properties style:font-name="Arial1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loext:opacity="100%" style:font-name="Arial1" fo:font-size="10pt" style:font-name-asian="CMSS10" style:font-size-asian="10pt" style:font-name-complex="CMSS10" style:font-size-complex="10pt"/>
    </style:style>
    <style:style style:name="P16" style:family="paragraph" style:parent-style-name="Standard">
      <style:paragraph-properties style:text-autospace="none"/>
      <style:text-properties fo:color="#000000" loext:opacity="100%" style:font-name="Arial1" fo:font-size="10pt" style:font-name-asian="CMSS10" style:font-size-asian="10pt" style:font-name-complex="CMSS10" style:font-size-complex="10pt"/>
    </style:style>
    <style:style style:name="P17" style:family="paragraph" style:parent-style-name="Standard">
      <style:paragraph-properties style:text-autospace="none"/>
      <style:text-properties fo:color="#000000" loext:opacity="100%" style:font-name="Arial1" fo:font-size="10pt" officeooo:paragraph-rsid="00161b96" style:font-name-asian="CMSS10" style:font-size-asian="10pt" style:font-name-complex="CMSS10" style:font-size-complex="10pt"/>
    </style:style>
    <style:style style:name="P18" style:family="paragraph" style:parent-style-name="Standard">
      <style:paragraph-properties style:text-autospace="none"/>
      <style:text-properties fo:color="#000000" loext:opacity="100%" style:font-name="Arial1" fo:font-size="10pt" fo:font-weight="normal" style:font-name-asian="CMSS10" style:font-size-asian="10pt" style:font-weight-asian="normal" style:font-name-complex="CMSS10" style:font-size-complex="10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loext:opacity="100%" style:font-name="Arial1" fo:font-size="10pt" fo:font-weight="normal" style:font-name-asian="CMSS10" style:font-size-asian="10pt" style:font-weight-asian="normal" style:font-name-complex="CMSS10" style:font-size-complex="10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loext:opacity="100%" style:font-name="Arial1" fo:font-size="10pt" style:font-name-asian="CMTT10" style:font-size-asian="10pt" style:font-name-complex="CMTT10" style:font-size-complex="10pt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" fo:font-size="10pt" style:font-name-asian="CMTT9" style:font-size-asian="10pt" style:font-name-complex="CMTT9" style:font-size-complex="10pt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" fo:font-size="10pt" officeooo:paragraph-rsid="00156ce1" style:font-name-asian="CMTT9" style:font-size-asian="10pt" style:font-name-complex="CMTT9" style:font-size-complex="10pt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" fo:font-size="10pt" officeooo:paragraph-rsid="0019e927" style:font-name-asian="CMTT9" style:font-size-asian="10pt" style:font-name-complex="CMTT9" style:font-size-complex="10pt"/>
    </style:style>
    <style:style style:name="P24" style:family="paragraph" style:parent-style-name="Standard">
      <style:paragraph-properties style:text-autospace="none"/>
      <style:text-properties fo:color="#000000" loext:opacity="100%" style:font-name="Courier New" fo:font-size="10pt" officeooo:paragraph-rsid="0019e927" style:font-name-asian="CMTT9" style:font-size-asian="10pt" style:font-name-complex="CMTT9" style:font-size-complex="10pt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" fo:font-size="10pt" officeooo:rsid="0019e927" officeooo:paragraph-rsid="0019e927" style:font-name-asian="CMTT9" style:font-size-asian="10pt" style:font-name-complex="CMTT9" style:font-size-complex="10pt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" fo:font-size="10pt" style:font-name-asian="CMSS10" style:font-size-asian="10pt" style:font-name-complex="CMSS10" style:font-size-complex="10pt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" fo:font-size="10pt" fo:font-weight="normal" officeooo:rsid="002c176a" officeooo:paragraph-rsid="0019e927" style:font-name-asian="CMTT9" style:font-size-asian="10pt" style:font-weight-asian="normal" style:font-name-complex="CMTT9" style:font-size-complex="10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" fo:font-size="10pt" fo:font-weight="normal" officeooo:rsid="0019e927" officeooo:paragraph-rsid="0019e927" style:font-name-asian="CMTT9" style:font-size-asian="10pt" style:font-weight-asian="normal" style:font-name-complex="CMTT9" style:font-size-complex="10pt" style:font-weight-complex="normal"/>
    </style:style>
    <style:style style:name="P29" style:family="paragraph" style:parent-style-name="Standard">
      <style:paragraph-properties style:text-autospace="none"/>
      <style:text-properties fo:color="#ffffff" loext:opacity="100%" style:font-name="Arial1" fo:font-size="10pt" style:font-name-asian="CMSS8" style:font-size-asian="10pt" style:font-name-complex="CMSS8" style:font-size-complex="10pt"/>
    </style:style>
    <style:style style:name="P30" style:family="paragraph" style:parent-style-name="Standard">
      <style:paragraph-properties style:text-autospace="none"/>
      <style:text-properties fo:color="#ffffff" loext:opacity="100%" style:font-name="Arial1" fo:font-size="10pt" style:font-name-asian="CMTT9" style:font-size-asian="10pt" style:font-name-complex="CMTT9" style:font-size-complex="10pt"/>
    </style:style>
    <style:style style:name="P31" style:family="paragraph" style:parent-style-name="Standard">
      <style:paragraph-properties style:text-autospace="none"/>
      <style:text-properties fo:color="#ffffff" loext:opacity="100%" style:font-name="CMSS8" fo:font-size="10pt" style:font-name-asian="CMSS8" style:font-size-asian="10pt" style:font-name-complex="CMSS8" style:font-size-complex="10pt"/>
    </style:style>
    <style:style style:name="P32" style:family="paragraph" style:parent-style-name="Standard">
      <style:paragraph-properties style:text-autospace="none"/>
      <style:text-properties style:use-window-font-color="true" loext:opacity="0%" style:font-name="Arial1" fo:font-size="10pt" style:font-name-asian="CMSS8" style:font-size-asian="10pt" style:font-name-complex="CMSS8" style:font-size-complex="10pt"/>
    </style:style>
    <style:style style:name="P33" style:family="paragraph" style:parent-style-name="Standard">
      <style:paragraph-properties fo:text-align="start" style:justify-single-word="false" style:text-autospace="none"/>
      <style:text-properties style:use-window-font-color="true" loext:opacity="0%" style:font-name="Arial1" fo:font-size="10pt" style:font-name-asian="CMSS8" style:font-size-asian="10pt" style:font-name-complex="CMSS8" style:font-size-complex="10pt"/>
    </style:style>
    <style:style style:name="P34" style:family="paragraph" style:parent-style-name="Standard">
      <style:paragraph-properties style:text-autospace="none"/>
      <style:text-properties style:use-window-font-color="true" loext:opacity="0%" style:font-name="Arial1" fo:font-size="10pt" style:font-name-asian="CMSS10" style:font-size-asian="10pt" style:font-name-complex="CMSS10" style:font-size-complex="10pt"/>
    </style:style>
    <style:style style:name="P35" style:family="paragraph" style:parent-style-name="Standard">
      <style:paragraph-properties fo:text-align="start" style:justify-single-word="false" style:text-autospace="none"/>
      <style:text-properties style:use-window-font-color="true" loext:opacity="0%" style:font-name="Arial1" fo:font-size="10pt" style:font-name-asian="CMSS10" style:font-size-asian="10pt" style:font-name-complex="CMSS10" style:font-size-complex="10pt"/>
    </style:style>
    <style:style style:name="P36" style:family="paragraph" style:parent-style-name="Standard">
      <style:paragraph-properties style:text-autospace="none"/>
      <style:text-properties style:use-window-font-color="true" loext:opacity="0%" style:font-name="Arial1" fo:font-size="10pt" officeooo:rsid="00044630" officeooo:paragraph-rsid="00044630" style:font-name-asian="CMSS10" style:font-size-asian="10pt" style:font-name-complex="CMSS10" style:font-size-complex="10pt"/>
    </style:style>
    <style:style style:name="P37" style:family="paragraph" style:parent-style-name="Standard">
      <style:paragraph-properties style:text-autospace="none"/>
      <style:text-properties style:use-window-font-color="true" loext:opacity="0%" style:font-name="Arial1" fo:font-size="10pt" fo:font-weight="normal" style:font-name-asian="CMSS10" style:font-size-asian="10pt" style:font-weight-asian="normal" style:font-name-complex="CMSS10" style:font-size-complex="10pt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use-window-font-color="true" loext:opacity="0%" style:font-name="Arial1" fo:font-size="10pt" fo:font-weight="normal" officeooo:rsid="000cba63" officeooo:paragraph-rsid="000cba63" style:font-name-asian="CMSS10" style:font-size-asian="10pt" style:font-weight-asian="normal" style:font-name-complex="CMSS10" style:font-size-complex="10pt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style:use-window-font-color="true" loext:opacity="0%" style:font-name="Arial1" fo:font-size="10pt" fo:font-weight="normal" officeooo:paragraph-rsid="0006bb8c" style:font-name-asian="CMSS10" style:font-size-asian="10pt" style:font-weight-asian="normal" style:font-name-complex="CMSS10" style:font-size-complex="10pt" style:font-weight-complex="normal"/>
    </style:style>
    <style:style style:name="P40" style:family="paragraph" style:parent-style-name="Standard">
      <style:paragraph-properties style:text-autospace="none"/>
      <style:text-properties style:use-window-font-color="true" loext:opacity="0%" style:font-name="Arial1" fo:font-size="10pt" fo:font-weight="normal" style:font-name-asian="CMSS8" style:font-size-asian="10pt" style:font-weight-asian="normal" style:font-name-complex="CMSS8" style:font-size-complex="10pt" style:font-weight-complex="normal"/>
    </style:style>
    <style:style style:name="P41" style:family="paragraph" style:parent-style-name="Standard">
      <style:paragraph-properties style:text-autospace="none"/>
      <style:text-properties style:use-window-font-color="true" loext:opacity="0%" style:font-name="Arial1" fo:font-size="10pt" fo:background-color="transparent" style:font-name-asian="CMSS10" style:font-size-asian="10pt" style:font-name-complex="CMSS10" style:font-size-complex="10pt"/>
    </style:style>
    <style:style style:name="P42" style:family="paragraph" style:parent-style-name="Standard">
      <style:paragraph-properties style:text-autospace="none"/>
      <style:text-properties style:use-window-font-color="true" loext:opacity="0%" style:font-name="Arial1" fo:font-size="10pt" fo:font-weight="bold" style:font-name-asian="CMSS10" style:font-size-asian="10pt" style:font-weight-asian="bold" style:font-name-complex="CMSS10" style:font-size-complex="10pt" style:font-weight-complex="bold"/>
    </style:style>
    <style:style style:name="P43" style:family="paragraph" style:parent-style-name="Standard">
      <style:paragraph-properties style:text-autospace="none"/>
      <style:text-properties style:use-window-font-color="true" loext:opacity="0%" style:font-name="Arial1" fo:font-size="10pt" fo:font-weight="bold" style:font-name-asian="CMSS8" style:font-size-asian="10pt" style:font-weight-asian="bold" style:font-name-complex="CMSS8" style:font-size-complex="10pt" style:font-weight-complex="bold"/>
    </style:style>
    <style:style style:name="P44" style:family="paragraph" style:parent-style-name="Standard">
      <style:text-properties style:use-window-font-color="true" loext:opacity="0%" style:font-name="Courier New" fo:font-size="10pt" style:font-name-asian="CMTT9" style:font-size-asian="10pt" style:font-name-complex="CMTT9" style:font-size-complex="10pt"/>
    </style:style>
    <style:style style:name="P45" style:family="paragraph" style:parent-style-name="Standard">
      <style:paragraph-properties fo:text-align="start" style:justify-single-word="false" style:text-autospace="none"/>
      <style:text-properties style:use-window-font-color="true" loext:opacity="0%" style:font-name="Courier New" fo:font-size="10pt" style:font-name-asian="CMTT9" style:font-size-asian="10pt" style:font-name-complex="CMTT9" style:font-size-complex="10pt"/>
    </style:style>
    <style:style style:name="P46" style:family="paragraph" style:parent-style-name="Standard">
      <style:paragraph-properties style:text-autospace="none"/>
      <style:text-properties style:use-window-font-color="true" loext:opacity="0%" style:font-name="Courier New" fo:font-size="10pt" style:font-name-asian="CMTT9" style:font-size-asian="10pt" style:font-name-complex="CMTT9" style:font-size-complex="10pt"/>
    </style:style>
    <style:style style:name="P47" style:family="paragraph" style:parent-style-name="Standard">
      <style:paragraph-properties style:text-autospace="none"/>
      <style:text-properties style:use-window-font-color="true" loext:opacity="0%" style:font-name="Courier New" fo:font-size="10pt" officeooo:rsid="000ea28b" officeooo:paragraph-rsid="000ea28b" style:font-name-asian="CMTT9" style:font-size-asian="10pt" style:font-name-complex="CMTT9" style:font-size-complex="10pt"/>
    </style:style>
    <style:style style:name="P48" style:family="paragraph" style:parent-style-name="Standard">
      <style:paragraph-properties style:text-autospace="none"/>
      <style:text-properties style:use-window-font-color="true" loext:opacity="0%" style:font-name="Courier New" fo:font-size="10pt" style:font-name-asian="CMSS8" style:font-size-asian="10pt" style:font-name-complex="CMSS8" style:font-size-complex="10pt"/>
    </style:style>
    <style:style style:name="P49" style:family="paragraph" style:parent-style-name="Standard">
      <style:paragraph-properties style:text-autospace="none"/>
      <style:text-properties style:use-window-font-color="true" loext:opacity="0%" style:font-name="Courier New" fo:font-size="10pt" officeooo:rsid="000cba63" officeooo:paragraph-rsid="0019e927" style:font-name-asian="CMSS10" style:font-size-asian="10pt" style:font-name-complex="CMSS10" style:font-size-complex="10pt"/>
    </style:style>
    <style:style style:name="P50" style:family="paragraph" style:parent-style-name="Standard">
      <style:paragraph-properties style:text-autospace="none"/>
      <style:text-properties style:use-window-font-color="true" loext:opacity="0%" style:font-name="Courier New" fo:font-size="10pt" officeooo:paragraph-rsid="0019e927" style:font-name-asian="CMSS10" style:font-size-asian="10pt" style:font-name-complex="CMSS10" style:font-size-complex="10pt"/>
    </style:style>
    <style:style style:name="P51" style:family="paragraph" style:parent-style-name="Standard">
      <style:paragraph-properties fo:text-align="start" style:justify-single-word="false" style:text-autospace="none"/>
      <style:text-properties style:use-window-font-color="true" loext:opacity="0%" style:font-name="CMSS8" fo:font-size="10pt" style:font-name-asian="CMSS8" style:font-size-asian="10pt" style:font-name-complex="CMSS8" style:font-size-complex="10pt"/>
    </style:style>
    <style:style style:name="P52" style:family="paragraph" style:parent-style-name="Standard">
      <style:text-properties style:font-name="Courier New" fo:font-size="9pt" style:font-name-asian="CMTT9" style:font-size-asian="9pt" style:font-name-complex="CMTT9" style:font-size-complex="9pt"/>
    </style:style>
    <style:style style:name="P53" style:family="paragraph" style:parent-style-name="Standard">
      <style:paragraph-properties fo:text-align="start" style:justify-single-word="false" style:text-autospace="none"/>
      <style:text-properties style:font-name="Courier New" fo:font-size="9pt" style:font-name-asian="CMTT9" style:font-size-asian="9pt" style:font-name-complex="CMTT9" style:font-size-complex="9pt"/>
    </style:style>
    <style:style style:name="P54" style:family="paragraph" style:parent-style-name="Standard">
      <style:paragraph-properties style:text-autospace="none"/>
      <style:text-properties style:font-name="Courier New" fo:font-size="9pt" style:font-name-asian="CMTT9" style:font-size-asian="9pt" style:font-name-complex="CMTT9" style:font-size-complex="9pt"/>
    </style:style>
    <style:style style:name="P55" style:family="paragraph" style:parent-style-name="Standard">
      <style:text-properties style:font-name="Courier New" fo:font-size="10pt" style:font-name-asian="CMTT9" style:font-size-asian="10pt" style:font-name-complex="CMTT9" style:font-size-complex="10pt"/>
    </style:style>
    <style:style style:name="P56" style:family="paragraph" style:parent-style-name="Standard">
      <style:paragraph-properties fo:text-align="start" style:justify-single-word="false" style:text-autospace="none"/>
      <style:text-properties style:font-name="Courier New" fo:font-size="10pt" style:font-name-asian="CMTT9" style:font-size-asian="10pt" style:font-name-complex="CMTT9" style:font-size-complex="10pt"/>
    </style:style>
    <style:style style:name="P57" style:family="paragraph" style:parent-style-name="Standard">
      <style:paragraph-properties fo:text-align="start" style:justify-single-word="false" style:text-autospace="none"/>
      <style:text-properties style:font-name="Courier New" fo:font-size="10pt" officeooo:paragraph-rsid="00156ce1" style:font-name-asian="CMTT9" style:font-size-asian="10pt" style:font-name-complex="CMTT9" style:font-size-complex="10pt"/>
    </style:style>
    <style:style style:name="P58" style:family="paragraph" style:parent-style-name="Standard">
      <style:paragraph-properties fo:text-align="start" style:justify-single-word="false" style:text-autospace="none"/>
      <style:text-properties style:font-name="Courier New" fo:font-size="10pt" officeooo:paragraph-rsid="0015a613" style:font-name-asian="CMTT9" style:font-size-asian="10pt" style:font-name-complex="CMTT9" style:font-size-complex="10pt"/>
    </style:style>
    <style:style style:name="P59" style:family="paragraph" style:parent-style-name="Standard">
      <style:paragraph-properties fo:text-align="start" style:justify-single-word="false" style:text-autospace="none"/>
      <style:text-properties style:font-name="Courier New" fo:font-size="10pt" officeooo:paragraph-rsid="00161b96" style:font-name-asian="CMTT9" style:font-size-asian="10pt" style:font-name-complex="CMTT9" style:font-size-complex="10pt"/>
    </style:style>
    <style:style style:name="P60" style:family="paragraph" style:parent-style-name="Standard">
      <style:paragraph-properties fo:text-align="start" style:justify-single-word="false" style:text-autospace="none"/>
      <style:text-properties style:font-name="Courier New" fo:font-size="10pt" officeooo:paragraph-rsid="00180764" style:font-name-asian="CMTT9" style:font-size-asian="10pt" style:font-name-complex="CMTT9" style:font-size-complex="10pt"/>
    </style:style>
    <style:style style:name="P61" style:family="paragraph" style:parent-style-name="Standard">
      <style:paragraph-properties fo:text-align="start" style:justify-single-word="false" style:text-autospace="none"/>
      <style:text-properties style:font-name="Courier New" fo:font-size="10pt" officeooo:paragraph-rsid="00188557" style:font-name-asian="CMTT9" style:font-size-asian="10pt" style:font-name-complex="CMTT9" style:font-size-complex="10pt"/>
    </style:style>
    <style:style style:name="P62" style:family="paragraph" style:parent-style-name="Standard">
      <style:paragraph-properties style:text-autospace="none"/>
      <style:text-properties style:font-name="Courier New" fo:font-size="10pt" style:font-name-asian="CMTT9" style:font-size-asian="10pt" style:font-name-complex="CMTT9" style:font-size-complex="10pt"/>
    </style:style>
    <style:style style:name="P63" style:family="paragraph" style:parent-style-name="Standard">
      <style:text-properties style:font-name="Courier New" fo:font-size="10pt" fo:font-weight="bold" style:font-name-asian="CMTT9" style:font-size-asian="10pt" style:font-weight-asian="bold" style:font-name-complex="CMTT9" style:font-size-complex="10pt" style:font-weight-complex="bold"/>
    </style:style>
    <style:style style:name="P64" style:family="paragraph" style:parent-style-name="Standard">
      <style:paragraph-properties fo:text-align="start" style:justify-single-word="false" style:text-autospace="none"/>
      <style:text-properties style:font-name="Courier New" fo:font-size="10pt" fo:font-weight="bold" style:font-name-asian="CMTT9" style:font-size-asian="10pt" style:font-weight-asian="bold" style:font-name-complex="CMTT9" style:font-size-complex="10pt" style:font-weight-complex="bold"/>
    </style:style>
    <style:style style:name="P65" style:family="paragraph" style:parent-style-name="Standard">
      <style:paragraph-properties fo:text-align="start" style:justify-single-word="false" style:text-autospace="none"/>
      <style:text-properties style:font-name="Courier New" fo:font-size="10pt" fo:font-weight="normal" style:font-name-asian="CMTT9" style:font-size-asian="10pt" style:font-weight-asian="normal" style:font-name-complex="CMTT9" style:font-size-complex="10pt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page" style:text-autospace="non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font-name="Arial1" fo:font-size="16pt" fo:font-weight="bold" style:font-name-asian="CMSS10" style:font-size-asian="16pt" style:font-weight-asian="bold" style:font-name-complex="CMSS10" style:font-size-complex="16pt" style:font-weight-complex="bold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non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font-name="Arial1" fo:font-size="10pt" style:font-name-asian="CMSS10" style:font-size-asian="10pt" style:font-name-complex="CMSS10" style:font-size-complex="10pt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non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font-name="Arial1" fo:font-size="10pt" fo:font-weight="bold" style:font-name-asian="CMSS10" style:font-size-asian="10pt" style:font-weight-asian="bold" style:font-name-complex="CMSS10" style:font-size-complex="10pt" style:font-weight-complex="bold"/>
    </style:style>
    <style:style style:name="P69" style:family="paragraph" style:parent-style-name="Standard">
      <style:paragraph-properties fo:break-before="page" style:text-autospace="none"/>
      <style:text-properties style:use-window-font-color="true" loext:opacity="0%" style:font-name="Arial1" fo:font-size="16pt" fo:font-weight="bold" style:font-name-asian="CMSS10" style:font-size-asian="16pt" style:font-weight-asian="bold" style:font-name-complex="CMSS10" style:font-size-complex="16pt" style:font-weight-complex="bold"/>
    </style:style>
    <style:style style:name="P70" style:family="paragraph" style:parent-style-name="Standard">
      <style:paragraph-properties fo:break-before="page" style:text-autospace="none"/>
      <style:text-properties style:use-window-font-color="true" loext:opacity="0%" style:font-name="Arial1" fo:font-size="16pt" fo:font-weight="bold" fo:background-color="transparent" style:font-name-asian="CMSS10" style:font-size-asian="16pt" style:font-weight-asian="bold" style:font-name-complex="CMSS10" style:font-size-complex="16pt" style:font-weight-complex="bold"/>
    </style:style>
    <style:style style:name="P71" style:family="paragraph" style:parent-style-name="Standard">
      <style:paragraph-properties fo:break-before="page" style:text-autospace="none"/>
      <style:text-properties style:use-window-font-color="true" loext:opacity="0%" style:font-name="Courier New" fo:font-size="16pt" fo:font-weight="bold" style:font-name-asian="CMSS8" style:font-size-asian="16pt" style:font-weight-asian="bold" style:font-name-complex="CMSS8" style:font-size-complex="16pt" style:font-weight-complex="bold"/>
    </style:style>
    <style:style style:name="P72" style:family="paragraph" style:parent-style-name="Standard">
      <style:paragraph-properties fo:text-align="start" style:justify-single-word="false" fo:break-before="page" style:text-autospace="none"/>
      <style:text-properties style:font-name="Courier New" fo:font-size="16pt" fo:font-weight="bold" style:font-name-asian="CMSS10" style:font-size-asian="16pt" style:font-weight-asian="bold" style:font-name-complex="CMSS10" style:font-size-complex="16pt" style:font-weight-complex="bold"/>
    </style:style>
    <style:style style:name="P73" style:family="paragraph" style:parent-style-name="Standard">
      <style:paragraph-properties fo:text-align="start" style:justify-single-word="false" fo:break-before="page" style:text-autospace="none"/>
      <style:text-properties fo:color="#000000" loext:opacity="100%" style:font-name="Arial1" fo:font-size="16pt" fo:font-weight="bold" style:font-name-asian="CMSS10" style:font-size-asian="16pt" style:font-weight-asian="bold" style:font-name-complex="CMSS10" style:font-size-complex="16pt" style:font-weight-complex="bold"/>
    </style:style>
    <style:style style:name="P74" style:family="paragraph" style:parent-style-name="Table_20_Contents">
      <style:text-properties style:font-name="Courier New" fo:font-size="10pt" style:font-name-asian="CMSS10" style:font-size-asian="10pt" style:font-name-complex="CMSS10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Courier New" fo:font-size="10pt" style:font-name-asian="CMSS10" style:font-size-asian="10pt" style:font-name-complex="CMSS10" style:font-size-complex="10pt"/>
    </style:style>
    <style:style style:name="P76" style:family="paragraph" style:parent-style-name="Table_20_Contents">
      <style:text-properties style:font-name="Courier New" fo:font-size="10pt" officeooo:paragraph-rsid="0019e927" style:font-name-asian="CMSS10" style:font-size-asian="10pt" style:font-name-complex="CMSS10" style:font-size-complex="10pt"/>
    </style:style>
    <style:style style:name="P77" style:family="paragraph" style:parent-style-name="Standard" style:list-style-name="L1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8" style:family="paragraph" style:parent-style-name="Standard" style:list-style-name="L4">
      <style:paragraph-properties style:text-autospace="none"/>
      <style:text-properties fo:color="#000000" loext:opacity="100%" style:font-name="Arial1" fo:font-size="10pt" style:font-name-asian="CMSS10" style:font-size-asian="10pt" style:font-name-complex="CMSS10" style:font-size-complex="10pt"/>
    </style:style>
    <style:style style:name="P79" style:family="paragraph" style:parent-style-name="Standard" style:list-style-name="L2">
      <style:paragraph-properties fo:text-align="start" style:justify-single-word="false" style:text-autospace="none"/>
    </style:style>
    <style:style style:name="P80" style:family="paragraph" style:parent-style-name="Standard" style:list-style-name="L2">
      <style:paragraph-properties fo:text-align="start" style:justify-single-word="false" style:text-autospace="none"/>
      <style:text-properties style:font-name="Arial1" fo:font-size="10pt" style:font-name-asian="CMSS10" style:font-size-asian="10pt" style:font-name-complex="CMSS10" style:font-size-complex="10pt"/>
    </style:style>
    <style:style style:name="P81" style:family="paragraph" style:parent-style-name="Standard" style:list-style-name="L3">
      <style:paragraph-properties fo:text-align="start" style:justify-single-word="false" style:text-autospace="none"/>
      <style:text-properties style:font-name="Arial1" fo:font-size="10pt" style:font-name-asian="CMSS10" style:font-size-asian="10pt" style:font-name-complex="CMSS10" style:font-size-complex="10pt"/>
    </style:style>
    <style:style style:name="P82" style:family="paragraph" style:parent-style-name="Standard" style:list-style-name="L4">
      <style:paragraph-properties fo:text-align="start" style:justify-single-word="false" style:text-autospace="none"/>
      <style:text-properties style:font-name="Arial1" fo:font-size="10pt" style:font-name-asian="CMSS10" style:font-size-asian="10pt" style:font-name-complex="CMSS10" style:font-size-complex="10pt"/>
    </style:style>
    <style:style style:name="P83" style:family="paragraph" style:parent-style-name="Standard" style:list-style-name="L4">
      <style:paragraph-properties style:text-autospace="none"/>
      <style:text-properties style:font-name="Arial1" fo:font-size="10pt" style:font-name-asian="CMSS10" style:font-size-asian="10pt" style:font-name-complex="CMSS10" style:font-size-complex="10pt"/>
    </style:style>
    <style:style style:name="T1" style:family="text">
      <style:text-properties officeooo:rsid="001532f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0764" style:font-weight-asian="bold" style:font-weight-complex="bold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-asian="CMTT10" style:font-name-complex="CMTT10"/>
    </style:style>
    <style:style style:name="T6" style:family="text">
      <style:text-properties fo:color="#000000" loext:opacity="100%" style:font-name="Courier New"/>
    </style:style>
    <style:style style:name="T7" style:family="text">
      <style:text-properties fo:color="#000000" loext:opacity="100%" style:font-name="Courier New" style:font-name-asian="CMTT10" style:font-name-complex="CMTT10"/>
    </style:style>
    <style:style style:name="T8" style:family="text">
      <style:text-properties fo:color="#000000" loext:opacity="100%" style:font-name="Courier New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Courier New" fo:font-size="14pt" fo:font-weight="bold" officeooo:rsid="00021cc5" style:font-size-asian="14pt" style:font-weight-asian="bold" style:font-size-complex="14pt" style:font-weight-complex="bold"/>
    </style:style>
    <style:style style:name="T10" style:family="text">
      <style:text-properties fo:color="#000000" loext:opacity="100%" style:font-name="Courier New" officeooo:rsid="00021cc5"/>
    </style:style>
    <style:style style:name="T11" style:family="text">
      <style:text-properties fo:color="#000000" loext:opacity="100%" style:font-name="Courier New" officeooo:rsid="0015a613"/>
    </style:style>
    <style:style style:name="T12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loext:opacity="100%" fo:font-weight="normal" style:font-weight-asian="normal" style:font-weight-complex="normal"/>
    </style:style>
    <style:style style:name="T14" style:family="text">
      <style:text-properties fo:color="#000000" loext:opacity="100%" officeooo:rsid="0003581a"/>
    </style:style>
    <style:style style:name="T15" style:family="text">
      <style:text-properties fo:color="#000000" loext:opacity="100%" officeooo:rsid="0015a613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9e927" style:font-size-asian="14pt" style:font-weight-asian="bold" style:font-size-complex="14pt" style:font-weight-complex="bold"/>
    </style:style>
    <style:style style:name="T18" style:family="text">
      <style:text-properties style:use-window-font-color="true" loext:opacity="0%"/>
    </style:style>
    <style:style style:name="T19" style:family="text">
      <style:text-properties style:use-window-font-color="true" loext:opacity="0%" fo:font-size="14pt" fo:font-weight="bold" style:font-name-asian="CMSSBX10" style:font-size-asian="14pt" style:font-weight-asian="bold" style:font-name-complex="CMSSBX10" style:font-size-complex="14pt" style:font-weight-complex="bold"/>
    </style:style>
    <style:style style:name="T20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21" style:family="text">
      <style:text-properties style:use-window-font-color="true" loext:opacity="0%" style:font-name-asian="CMSS8" style:font-name-complex="CMSS8"/>
    </style:style>
    <style:style style:name="T22" style:family="text">
      <style:text-properties style:use-window-font-color="true" loext:opacity="0%" style:font-name-asian="CMTT10" style:font-name-complex="CMTT10"/>
    </style:style>
    <style:style style:name="T23" style:family="text">
      <style:text-properties style:use-window-font-color="true" loext:opacity="0%" fo:font-weight="bold" style:font-name-asian="CMSS8" style:font-weight-asian="bold" style:font-name-complex="CMSS8" style:font-weight-complex="bold"/>
    </style:style>
    <style:style style:name="T24" style:family="text">
      <style:text-properties style:use-window-font-color="true" loext:opacity="0%" fo:font-weight="bold" style:font-weight-asian="bold" style:font-weight-complex="bold"/>
    </style:style>
    <style:style style:name="T25" style:family="text">
      <style:text-properties style:use-window-font-color="true" loext:opacity="0%" fo:font-weight="bold" style:font-name-asian="CMSS10" style:font-weight-asian="bold" style:font-name-complex="CMSS10" style:font-weight-complex="bold"/>
    </style:style>
    <style:style style:name="T26" style:family="text">
      <style:text-properties style:use-window-font-color="true" loext:opacity="0%" fo:font-weight="normal" style:font-weight-asian="normal" style:font-weight-complex="normal"/>
    </style:style>
    <style:style style:name="T27" style:family="text">
      <style:text-properties style:use-window-font-color="true" loext:opacity="0%" fo:font-weight="normal" style:font-name-asian="CMTT10" style:font-weight-asian="normal" style:font-name-complex="CMTT10" style:font-weight-complex="normal"/>
    </style:style>
    <style:style style:name="T28" style:family="text">
      <style:text-properties style:use-window-font-color="true" loext:opacity="0%" style:font-name-asian="CMSS10" style:font-name-complex="CMSS10"/>
    </style:style>
    <style:style style:name="T29" style:family="text">
      <style:text-properties style:use-window-font-color="true" loext:opacity="0%" officeooo:rsid="00181e62" style:font-name-asian="CMSS10" style:font-name-complex="CMSS10"/>
    </style:style>
    <style:style style:name="T30" style:family="text">
      <style:text-properties style:use-window-font-color="true" loext:opacity="0%" style:font-name="Courier New"/>
    </style:style>
    <style:style style:name="T31" style:family="text">
      <style:text-properties style:use-window-font-color="true" loext:opacity="0%" style:font-name="Courier New" fo:font-weight="normal" style:font-name-asian="CMTT10" style:font-weight-asian="normal" style:font-name-complex="CMTT10" style:font-weight-complex="normal"/>
    </style:style>
    <style:style style:name="T32" style:family="text">
      <style:text-properties style:use-window-font-color="true" loext:opacity="0%" style:font-name="Courier New" style:font-name-asian="CMTT10" style:font-name-complex="CMTT10"/>
    </style:style>
    <style:style style:name="T33" style:family="text">
      <style:text-properties style:use-window-font-color="true" loext:opacity="0%" style:font-name="Arial1" fo:font-size="10pt" fo:background-color="transparent" loext:char-shading-value="0" style:font-name-asian="CMSS10" style:font-size-asian="10pt" style:font-name-complex="CMSS10" style:font-size-complex="10pt"/>
    </style:style>
    <style:style style:name="T34" style:family="text">
      <style:text-properties style:use-window-font-color="true" loext:opacity="0%" style:font-name="Arial1" fo:font-size="10pt" officeooo:rsid="000a1fd2" fo:background-color="transparent" loext:char-shading-value="0" style:font-name-asian="CMSS10" style:font-size-asian="10pt" style:font-name-complex="CMSS10" style:font-size-complex="10pt"/>
    </style:style>
    <style:style style:name="T35" style:family="text">
      <style:text-properties style:use-window-font-color="true" loext:opacity="0%" officeooo:rsid="001181bb"/>
    </style:style>
    <style:style style:name="T36" style:family="text">
      <style:text-properties style:use-window-font-color="true" loext:opacity="0%" officeooo:rsid="00044630"/>
    </style:style>
    <style:style style:name="T37" style:family="text">
      <style:text-properties style:use-window-font-color="true" loext:opacity="0%" officeooo:rsid="0014548c"/>
    </style:style>
    <style:style style:name="T38" style:family="text">
      <style:text-properties fo:color="#ff0000" loext:opacity="100%" style:font-name-asian="CMSSBX10" style:font-name-complex="CMSSBX10"/>
    </style:style>
    <style:style style:name="T39" style:family="text">
      <style:text-properties style:font-name-asian="CMTT10" style:font-name-complex="CMTT10"/>
    </style:style>
    <style:style style:name="T40" style:family="text">
      <style:text-properties style:font-name-asian="CMSSI10" style:font-name-complex="CMSSI10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c176a" style:font-weight-asian="normal" style:font-weight-complex="normal"/>
    </style:style>
    <style:style style:name="T43" style:family="text">
      <style:text-properties style:font-name-asian="CMTT9" style:font-name-complex="CMTT9"/>
    </style:style>
    <style:style style:name="T44" style:family="text">
      <style:text-properties style:font-name-asian="F23" style:font-name-complex="F23"/>
    </style:style>
    <style:style style:name="T45" style:family="text">
      <style:text-properties fo:color="#ffffff" loext:opacity="100%" style:font-name="CMSS8" fo:font-size="6pt" style:font-name-asian="CMSS8" style:font-size-asian="6pt" style:font-name-complex="CMSS8" style:font-size-complex="6pt"/>
    </style:style>
    <style:style style:name="T46" style:family="text">
      <style:text-properties style:font-name="Arial1" fo:font-size="10pt" style:font-name-asian="CMSS10" style:font-size-asian="10pt" style:font-name-complex="CMSS10" style:font-size-complex="10pt"/>
    </style:style>
    <style:style style:name="T47" style:family="text">
      <style:text-properties style:font-name="Courier New"/>
    </style:style>
    <style:style style:name="T48" style:family="text">
      <style:text-properties style:font-name="Courier New" style:font-name-asian="CMTT10" style:font-name-complex="CMTT10"/>
    </style:style>
    <style:style style:name="T49" style:family="text">
      <style:text-properties style:font-name="Courier New" officeooo:rsid="0019e927" style:font-name-asian="CMTT10" style:font-name-complex="CMTT10"/>
    </style:style>
    <style:style style:name="T50" style:family="text">
      <style:text-properties style:font-name="Courier New" fo:font-weight="normal" style:font-name-asian="CMTT10" style:font-weight-asian="normal" style:font-name-complex="CMTT10" style:font-weight-complex="normal"/>
    </style:style>
    <style:style style:name="T51" style:family="text">
      <style:text-properties style:font-name="Courier New" fo:font-size="10pt" style:font-name-asian="CMTT10" style:font-size-asian="10pt" style:font-name-complex="CMTT10" style:font-size-complex="10pt"/>
    </style:style>
    <style:style style:name="T52" style:family="text">
      <style:text-properties style:font-name="Courier New" officeooo:rsid="0019e927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021cc5"/>
    </style:style>
    <style:style style:name="T55" style:family="text">
      <style:text-properties fo:color="#ff3333" loext:opacity="100%" officeooo:rsid="00044630"/>
    </style:style>
    <style:style style:name="T56" style:family="text">
      <style:text-properties officeooo:rsid="0010444f"/>
    </style:style>
    <style:style style:name="T57" style:family="text">
      <style:text-properties officeooo:rsid="0014548c"/>
    </style:style>
    <style:style style:name="T58" style:family="text">
      <style:text-properties officeooo:rsid="00156ce1"/>
    </style:style>
    <style:style style:name="T59" style:family="text">
      <style:text-properties style:font-name="Arial"/>
    </style:style>
    <style:style style:name="T60" style:family="text">
      <style:text-properties style:font-name="Arial" officeooo:rsid="0019e927" style:font-name-asian="CMTT10" style:font-name-complex="CMTT10"/>
    </style:style>
    <style:style style:name="T61" style:family="text">
      <style:text-properties officeooo:rsid="0015a613"/>
    </style:style>
    <style:style style:name="T62" style:family="text">
      <style:text-properties officeooo:rsid="00161b96"/>
    </style:style>
    <style:style style:name="T63" style:family="text">
      <style:text-properties officeooo:rsid="00180764"/>
    </style:style>
    <style:style style:name="T64" style:family="text">
      <style:text-properties officeooo:rsid="00181e62"/>
    </style:style>
    <style:style style:name="T65" style:family="text">
      <style:text-properties officeooo:rsid="00188557"/>
    </style:style>
    <style:style style:name="T66" style:family="text">
      <style:text-properties officeooo:rsid="0019e927"/>
    </style:style>
    <style:style style:name="T67" style:family="text">
      <style:text-properties officeooo:rsid="001d5ec4"/>
    </style:style>
    <style:style style:name="T68" style:family="text">
      <style:text-properties officeooo:rsid="001df625"/>
    </style:style>
    <style:style style:name="T69" style:family="text">
      <style:text-properties officeooo:rsid="00216e13"/>
    </style:style>
    <style:style style:name="T70" style:family="text">
      <style:text-properties officeooo:rsid="0022b104"/>
    </style:style>
    <style:style style:name="T71" style:family="text">
      <style:text-properties officeooo:rsid="0023eba1"/>
    </style:style>
    <style:style style:name="T72" style:family="text">
      <style:text-properties officeooo:rsid="0025e257"/>
    </style:style>
    <style:style style:name="T73" style:family="text">
      <style:text-properties officeooo:rsid="0025e356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62. Destructors</text:p>
      <text:p text:style-name="P4"/>
      <text:p text:style-name="P4"/>
      <text:p text:style-name="P13">Objectives</text:p>
      <text:p text:style-name="P13"/>
      <text:list xml:id="list1043823672" text:style-name="L1">
        <text:list-item>
          <text:p text:style-name="P77">Write destructor<text:span text:style-name="T1">s</text:span></text:p>
        </text:list-item>
        <text:list-item>
          <text:p text:style-name="P77">Understand default destructors</text:p>
        </text:list-item>
        <text:list-item>
          <text:p text:style-name="P77"><text:span text:style-name="T70">U</text:span>nderstand when to overw<text:span text:style-name="T73">r</text:span>ite destructors</text:p>
        </text:list-item>
        <text:list-item>
          <text:p text:style-name="P77">Understand when destructors are called</text:p>
        </text:list-item>
      </text:list>
      <text:p text:style-name="P14"/>
      <text:p text:style-name="P14"/>
      <text:p text:style-name="P14"/>
      <text:p text:style-name="P66"><text:span text:style-name="T58">Review: </text:span>Automatic variables and automatic reclaim of memory</text:p>
      <text:p text:style-name="P67"/>
      <text:p text:style-name="P67">Constructors let you initialize objects when they are created. Objects <text:span text:style-name="T58">also</text:span> need to “die" just like “regular" variables, i.e., automatic variables. When I say a variable “die<text:span text:style-name="T58">s</text:span>”, I mean that the name of the variable goes out of scope. When a variable goes out of scope, the memory used by the variable in the local scope is reclaim<text:span text:style-name="T58">ed</text:span> automatically. (Remember that the memory used in the free store is not reclaimed automatically – the memory in the free store was requested manually by a memory allocation command using <text:span text:style-name="T47">new</text:span> and you have to reclaim it yourself using <text:span text:style-name="T47">delete</text:span> or <text:span text:style-name="T47">delete[]</text:span><text:span text:style-name="T59"> </text:span>.)</text:p>
      <text:p text:style-name="P67"/>
      <text:p text:style-name="P67">Here are some examples and scenarios … MAKE SURE YOU STUDY THEM CAREFULLY!!!</text:p>
      <text:p text:style-name="P67"/>
      <table:table table:name="Table1" table:style-name="Table1">
        <table:table-column table:style-name="Table1.A"/>
        <table:table-row table:style-name="TableLine2519270550736">
          <table:table-cell table:style-name="Table1.A1" office:value-type="string">
            <text:p text:style-name="P21">if (x &gt; 0)</text:p>
            <text:p text:style-name="P21">{</text:p>
            <text:p text:style-name="P21"><text:s text:c="4"/>int i; // i created</text:p>
            <text:p text:style-name="P21"><text:s text:c="4"/>...</text:p>
            <text:p text:style-name="P22">} // i goes out of scope at the end of the</text:p>
            <text:p text:style-name="P26"><text:span text:style-name="T43"><text:s text:c="2"/>// if-block and i</text:span><text:span text:style-name="T44">'</text:span><text:span text:style-name="T43">s memory is reclaimed</text:span></text:p>
            <text:p text:style-name="P21"><text:s text:c="2"/>// automatically.</text:p>
          </table:table-cell>
        </table:table-row>
      </table:table>
      <text:p text:style-name="P15"/>
      <table:table table:name="Table2" table:style-name="Table2">
        <table:table-column table:style-name="Table2.A"/>
        <table:table-row table:style-name="TableLine2519270536048">
          <table:table-cell table:style-name="Table2.A1" office:value-type="string">
            <text:p text:style-name="P55">for (int i = 0; i &lt; 10; i++)</text:p>
            <text:p text:style-name="P56">{</text:p>
            <text:p text:style-name="P56"><text:s text:c="4"/>int x[100]; // x created</text:p>
            <text:p text:style-name="P56">} // x goes out of scope after the body of</text:p>
            <text:p text:style-name="P56"><text:s text:c="2"/>// the for-loop. x is destroyed and memory</text:p>
            <text:p text:style-name="P56"><text:s text:c="2"/>// for x (100 integers) is reclaimed and</text:p>
            <text:p text:style-name="P56"><text:s text:c="2"/>// execution returns to the update section</text:p>
            <text:p text:style-name="P62"><text:s text:c="2"/>// of the for-loop</text:p>
          </table:table-cell>
        </table:table-row>
      </table:table>
      <text:p text:style-name="P32"/>
      <table:table table:name="Table3" table:style-name="Table3">
        <table:table-column table:style-name="Table3.A"/>
        <table:table-row table:style-name="TableLine2519270548832">
          <table:table-cell table:style-name="Table3.A1" office:value-type="string">
            <text:p text:style-name="P46">void f()</text:p>
            <text:p text:style-name="P56">{</text:p>
            <text:p text:style-name="P56"><text:s text:c="4"/>int i; <text:s/>// i created</text:p>
            <text:p text:style-name="P56"/>
            <text:p text:style-name="P56"><text:s text:c="4"/>return; // i goes out of scope and i<text:span text:style-name="T44">'</text:span>s memory</text:p>
            <text:p text:style-name="P56"><text:s text:c="12"/>// is reclaimed automatically.</text:p>
            <text:p text:style-name="P62">}</text:p>
          </table:table-cell>
        </table:table-row>
      </table:table>
      <text:p text:style-name="P9"/>
      <table:table table:name="Table4" table:style-name="Table4">
        <table:table-column table:style-name="Table4.A"/>
        <table:table-row table:style-name="TableLine2519270536864">
          <table:table-cell table:style-name="Table4.A1" office:value-type="string">
            <text:p text:style-name="P55">void g()</text:p>
            <text:p text:style-name="P56">{</text:p>
            <text:p text:style-name="P56"><text:s text:c="4"/>double * i; // i created</text:p>
            <text:p text:style-name="P56"><text:s text:c="4"/>i = new double[100]; // 100 doubles allocated </text:p>
            <text:p text:style-name="P56"><text:s text:c="25"/>// in the heap (and i<text:span text:style-name="T44">'</text:span>s </text:p>
            <text:p text:style-name="P56"><text:s text:c="25"/>// value is to set to the</text:p>
            <text:p text:style-name="P56"><text:s text:c="25"/>// address of the first </text:p>
            <text:p text:style-name="P56"><text:s text:c="25"/>// double of this array of </text:p>
            <text:p text:style-name="P56"><text:s text:c="25"/>// doubles)</text:p>
            <text:p text:style-name="P56"/>
            <text:p text:style-name="P56"><text:soft-page-break/><text:s text:c="4"/>return; // i goes out of scope and i<text:span text:style-name="T44">'</text:span>s memory is</text:p>
            <text:p text:style-name="P56"><text:s text:c="12"/>// reclaimed automatically. However the</text:p>
            <text:p text:style-name="P56"><text:s text:c="12"/>// 100 doubles allocated from the heap is</text:p>
            <text:p text:style-name="P56"><text:s text:c="12"/>// not deallocated ... MEMORY LEAK!</text:p>
            <text:p text:style-name="P62">}</text:p>
            <text:p text:style-name="P62"/>
            <text:p text:style-name="P47">int main()</text:p>
            <text:p text:style-name="P47">{</text:p>
            <text:p text:style-name="P47"><text:s text:c="4"/>g(); </text:p>
            <text:p text:style-name="P47"><text:s text:c="4"/>g(); </text:p>
            <text:p text:style-name="P47"><text:s text:c="4"/>g(); </text:p>
            <text:p text:style-name="P47"><text:s text:c="4"/>g();</text:p>
            <text:p text:style-name="P47"><text:s text:c="4"/>return 0;</text:p>
            <text:p text:style-name="P47">}</text:p>
          </table:table-cell>
        </table:table-row>
      </table:table>
      <text:p text:style-name="P34"/>
      <text:p text:style-name="P34">All the above is OLD STUFF. If you don't remember, you have to comb through the old notes and look for information on scopes on variables.</text:p>
      <text:p text:style-name="P34"/>
      <text:p text:style-name="P34">Now … </text:p>
      <text:p text:style-name="P34"/>
      <text:p text:style-name="P34"/>
      <text:p text:style-name="P66">Automatic objects and automatic reclaim of memory</text:p>
      <text:p text:style-name="P34"/>
      <text:p text:style-name="P10"><text:span text:style-name="T18">What happens when an </text:span><text:span text:style-name="T20">object</text:span><text:span text:style-name="T18"> goes out of scope? Memory of all </text:span><text:span text:style-name="T20">automatic instance variables</text:span><text:span text:style-name="T18"> of the object will be reclaimed automatically:</text:span></text:p>
      <table:table table:name="Table5" table:style-name="Table5">
        <table:table-column table:style-name="Table5.A"/>
        <table:table-row table:style-name="TableLine2519270538224">
          <table:table-cell table:style-name="Table5.A1" office:value-type="string">
            <text:p text:style-name="P56">if (x &gt; 0)</text:p>
            <text:p text:style-name="P56">{</text:p>
            <text:p text:style-name="P56"><text:s text:c="4"/>Date date = Date(1970, <text:span text:style-name="T58">1, 1</text:span>);</text:p>
            <text:p text:style-name="P56"><text:s text:c="4"/>...</text:p>
            <text:p text:style-name="P56">} <text:s text:c="3"/>// date goes out of scope after the if-block.</text:p>
            <text:p text:style-name="P56"><text:s text:c="5"/>// date.yyyy, date.mm, date.<text:span text:style-name="T58">dd</text:span> are int variables</text:p>
            <text:p text:style-name="P56"><text:s text:c="5"/>// which are *automatic* and are therefore</text:p>
            <text:p text:style-name="P62"><text:s text:c="5"/>// automatically reclaimed. No memory leak.</text:p>
            <text:p text:style-name="P62">...</text:p>
          </table:table-cell>
        </table:table-row>
      </table:table>
      <text:p text:style-name="P34">Of course in the case where the object is in the free store, you will have to delete it manually. So this is BAD:</text:p>
      <table:table table:name="Table30" table:style-name="Table30">
        <table:table-column table:style-name="Table30.A"/>
        <table:table-row table:style-name="TableLine2519270545568">
          <table:table-cell table:style-name="Table30.A1" office:value-type="string">
            <text:p text:style-name="P56">if (x &gt; 0)</text:p>
            <text:p text:style-name="P56">{</text:p>
            <text:p text:style-name="P56"><text:s text:c="4"/>Date * p = new Date(<text:span text:style-name="T58">1970, 1, 1</text:span>);</text:p>
            <text:p text:style-name="P56"><text:s text:c="4"/>...</text:p>
            <text:p text:style-name="P56">} <text:s text:c="3"/>// p goes out of scope after the if-block. p is</text:p>
            <text:p text:style-name="P56"><text:s text:c="5"/>// automatic since it's in this local sco<text:span text:style-name="T71">pe</text:span>. </text:p>
            <text:p text:style-name="P56"><text:s text:c="5"/>// So the memory used for pointer p is</text:p>
            <text:p text:style-name="P56"><text:s text:c="5"/>// automatically reclaimed. However the object</text:p>
            <text:p text:style-name="P56"><text:s text:c="5"/>// in the free store that p points to is not</text:p>
            <text:p text:style-name="P56"><text:s text:c="5"/>// reclaimed!!! <text:s/>MEMORY LEAK!!!</text:p>
            <text:p text:style-name="P62">...</text:p>
          </table:table-cell>
        </table:table-row>
      </table:table>
      <text:p text:style-name="P34">It should be this instead:</text:p>
      <table:table table:name="Table31" table:style-name="Table31">
        <table:table-column table:style-name="Table31.A"/>
        <table:table-row table:style-name="TableLine2519270537136">
          <table:table-cell table:style-name="Table31.A1" office:value-type="string">
            <text:p text:style-name="P56">if (x &gt; 0)</text:p>
            <text:p text:style-name="P56">{</text:p>
            <text:p text:style-name="P56"><text:s text:c="4"/>Date * p = new Date(1970, <text:span text:style-name="T58">1, 1</text:span>);</text:p>
            <text:p text:style-name="P56"><text:s text:c="4"/>...</text:p>
            <text:p text:style-name="P56"><text:s text:c="4"/>delete p; // Deallocate the memory used by p, </text:p>
            <text:p text:style-name="P56"><text:s text:c="14"/>// i.e., the object that p points to is</text:p>
            <text:p text:style-name="P56"><text:s text:c="14"/>// reclaimed by the free store. In this</text:p>
            <text:p text:style-name="P56"><text:s text:c="14"/>// since all instance variables in Date</text:p>
            <text:p text:style-name="P56"><text:s text:c="14"/>// objects are automatic, their memory</text:p>
            <text:p text:style-name="P56"><text:s text:c="14"/>// used are automatically reclaimed.</text:p>
            <text:p text:style-name="P56"/>
            <text:p text:style-name="P56">} <text:s text:c="3"/>// ... and p goes out of scope after the </text:p>
            <text:p text:style-name="P56"><text:s text:c="5"/>// if-block. p is automatic since it's in this </text:p>
            <text:p text:style-name="P56"><text:s text:c="5"/>// local score.</text:p>
            <text:p text:style-name="P56"><text:s text:c="5"/>// So the memory used for pointer p is <text:s text:c="2"/></text:p>
            <text:p text:style-name="P56"><text:s text:c="5"/>// automatically reclaimed. No memory leak. </text:p>
            <text:p text:style-name="P62">...</text:p>
          </table:table-cell>
        </table:table-row>
      </table:table>
      <text:p text:style-name="P34">Likewise this is correct:</text:p>
      <table:table table:name="Table32" table:style-name="Table32">
        <table:table-column table:style-name="Table32.A"/>
        <table:table-row table:style-name="TableLine2519270534688">
          <table:table-cell table:style-name="Table32.A1" office:value-type="string">
            <text:p text:style-name="P56">if (x &gt; 0)</text:p>
            <text:p text:style-name="P56">{</text:p>
            <text:p text:style-name="P56"><text:s text:c="4"/>Date * p = new Date[1000];</text:p>
            <text:p text:style-name="P56"><text:s text:c="4"/>...</text:p>
            <text:p text:style-name="P56"><text:soft-page-break/><text:s text:c="4"/>delete [] <text:s/>p; // Deallocate the memory used by p, </text:p>
            <text:p text:style-name="P56"><text:s text:c="18"/>// i.e., the 1000 objects that p </text:p>
            <text:p text:style-name="P56"><text:s text:c="18"/>// points to is reclaimed by the </text:p>
            <text:p text:style-name="P56"><text:s text:c="18"/>// free store ...</text:p>
            <text:p text:style-name="P56"/>
            <text:p text:style-name="P56">} <text:s text:c="3"/>// ... and p goes out of scope after the </text:p>
            <text:p text:style-name="P56"><text:s text:c="5"/>// if-block. p is automatic since it's in this </text:p>
            <text:p text:style-name="P56"><text:s text:c="5"/>// local score.</text:p>
            <text:p text:style-name="P56"><text:s text:c="5"/>// So the memory used for pointer p is <text:s text:c="2"/></text:p>
            <text:p text:style-name="P56"><text:s text:c="5"/>// automatically reclaimed. No memory leak. </text:p>
            <text:p text:style-name="P62">...</text:p>
          </table:table-cell>
        </table:table-row>
      </table:table>
      <text:p text:style-name="P34"/>
      <text:p text:style-name="P34"/>
      <text:p text:style-name="P69">Destructors!!!</text:p>
      <text:p text:style-name="P34"/>
      <text:p text:style-name="P34"/>
      <text:p text:style-name="P34">However, in general, some objects are more complicated and might need special <text:span text:style-name="T2">“cleaning up”. </text:span><text:span text:style-name="T41">This is because some objects </text:span><text:span text:style-name="T16">acquire resources (such as memory) which are not automatically released</text:span><text:span text:style-name="T41">.</text:span></text:p>
      <text:p text:style-name="P42"/>
      <text:p text:style-name="P37">Here's an example:</text:p>
      <table:table table:name="Table6" table:style-name="Table6">
        <table:table-column table:style-name="Table6.A"/>
        <table:table-row table:style-name="TableLine2519270546928">
          <table:table-cell table:style-name="Table6.A1" office:value-type="string">
            <text:p text:style-name="P55">class Thingy</text:p>
            <text:p text:style-name="P56">{</text:p>
            <text:p text:style-name="P56">public:</text:p>
            <text:p text:style-name="P56"><text:s text:c="4"/>Thingy() <text:s text:c="29"/></text:p>
            <text:p text:style-name="P56"><text:s text:c="8"/>: y_(new char) // memory allocation during</text:p>
            <text:p text:style-name="P56"><text:s text:c="4"/>{} <text:s text:c="16"/>// constructor call</text:p>
            <text:p text:style-name="P56"/>
            <text:p text:style-name="P56">private:</text:p>
            <text:p text:style-name="P56"><text:s text:c="4"/>int x_; <text:s text:c="5"/>// x_ is automatic</text:p>
            <text:p text:style-name="P56"><text:s text:c="4"/>char * y_; <text:s text:c="2"/>// y_ is automatic, but the *memory* </text:p>
            <text:p text:style-name="P56"><text:s text:c="17"/>// that y_ points to, if allocated, </text:p>
            <text:p text:style-name="P56"><text:s text:c="17"/>// is *not* automatic.</text:p>
            <text:p text:style-name="P56">};</text:p>
            <text:p text:style-name="P56"/>
            <text:p text:style-name="P56">int main()</text:p>
            <text:p text:style-name="P56">{</text:p>
            <text:p text:style-name="P56"><text:s text:c="4"/>int x = 1;</text:p>
            <text:p text:style-name="P62"><text:s text:c="4"/>if (x &gt; 0)</text:p>
            <text:p text:style-name="P62"><text:s text:c="4"/>{</text:p>
            <text:p text:style-name="P58"><text:s text:c="8"/>Thingy thing; // memory for <text:span text:style-name="T58">thing.</text:span>x_,</text:p>
            <text:p text:style-name="P58"><text:s text:c="22"/>// <text:span text:style-name="T58">thing.</text:span>y_ <text:span text:style-name="T61">and</text:span> *<text:span text:style-name="T58">(thing.</text:span>y_<text:span text:style-name="T58">)</text:span> </text:p>
            <text:p text:style-name="P56"><text:s text:c="22"/>// allocated.</text:p>
            <text:p text:style-name="P56"/>
            <text:p text:style-name="P56"><text:s text:c="8"/>// do something with thing</text:p>
            <text:p text:style-name="P56"/>
            <text:p text:style-name="P58"><text:s text:c="4"/>} // At the end of <text:span text:style-name="T61">the </text:span>body of <text:span text:style-name="T61">the </text:span>if-statement, </text:p>
            <text:p text:style-name="P58"><text:s text:c="6"/>// memory for <text:span text:style-name="T58">thing.</text:span>x_, <text:span text:style-name="T58">thing.</text:span>y_ is reclaimed</text:p>
            <text:p text:style-name="P57"><text:s text:c="6"/>// automatically ... </text:p>
            <text:p text:style-name="P57"><text:s text:c="6"/>// BUT the memory that thing.y_ points to is </text:p>
            <text:p text:style-name="P57"><text:s text:c="6"/>// NOT deallocated!!!</text:p>
            <text:p text:style-name="P56"/>
            <text:p text:style-name="P56"><text:s text:c="4"/>return 0;</text:p>
            <text:p text:style-name="P62">}</text:p>
          </table:table-cell>
        </table:table-row>
      </table:table>
      <text:p text:style-name="P15"/>
      <text:p text:style-name="P12"><text:span text:style-name="T4">What's the problem? Note that </text:span><text:span text:style-name="T6">thing.</text:span><text:span text:style-name="T10">y_</text:span><text:span text:style-name="T4"> has requested for memory in the constructor. So I really need to execute</text:span></text:p>
      <text:p text:style-name="P15"><text:tab/></text:p>
      <text:p text:style-name="P12"><text:span text:style-name="T4"><text:tab/></text:span><text:span text:style-name="T8">delete thing.</text:span><text:span text:style-name="T9">y_</text:span><text:span text:style-name="T8">;</text:span></text:p>
      <text:p text:style-name="P15"/>
      <text:p text:style-name="P12"><text:span text:style-name="T4">before </text:span><text:span text:style-name="T6">thing</text:span><text:span text:style-name="T4"> goes out of scope!!! </text:span><text:span text:style-name="T13"><text:s/>In other words I should do something like this:</text:span></text:p>
      <table:table table:name="Table33" table:style-name="Table33">
        <table:table-column table:style-name="Table33.A"/>
        <table:table-row table:style-name="TableLine2519270539584">
          <table:table-cell table:style-name="Table33.A1" office:value-type="string">
            <text:p text:style-name="P55">class Thingy</text:p>
            <text:p text:style-name="P55"><text:soft-page-break/>{</text:p>
            <text:p text:style-name="P55"><text:s text:c="4"/>...</text:p>
            <text:p text:style-name="P55">};</text:p>
            <text:p text:style-name="P56"/>
            <text:p text:style-name="P56">int main()</text:p>
            <text:p text:style-name="P56">{</text:p>
            <text:p text:style-name="P56"><text:s text:c="4"/>int x = 1;</text:p>
            <text:p text:style-name="P62"><text:s text:c="4"/>if (x &gt; 0)</text:p>
            <text:p text:style-name="P62"><text:s text:c="4"/>{</text:p>
            <text:p text:style-name="P56"><text:s text:c="8"/>Thingy thing;<text:line-break/> <text:s text:c="7"/>// do something with thing</text:p>
            <text:p text:style-name="P56"/>
            <text:p text:style-name="P56"><text:s text:c="8"/>// *** delete thing.<text:span text:style-name="T54">y_</text:span> ***</text:p>
            <text:p text:style-name="P56"><text:s text:c="4"/>}</text:p>
            <text:p text:style-name="P56"/>
            <text:p text:style-name="P56"><text:s text:c="4"/>return 0;</text:p>
            <text:p text:style-name="P62">}</text:p>
          </table:table-cell>
        </table:table-row>
      </table:table>
      <text:p text:style-name="P12"><text:span text:style-name="T4">Of course, </text:span><text:span text:style-name="T15">you can't do that because </text:span><text:span text:style-name="T11">thing.</text:span><text:span text:style-name="T10">y_</text:span><text:span text:style-name="T4"> is private. No big deal! I can create a method and call that method.</text:span></text:p>
      <table:table table:name="Table34" table:style-name="Table34">
        <table:table-column table:style-name="Table34.A"/>
        <table:table-row table:style-name="TableLine2519270540400">
          <table:table-cell table:style-name="Table34.A1" office:value-type="string">
            <text:p text:style-name="P55">class Thingy</text:p>
            <text:p text:style-name="P55">{</text:p>
            <text:p text:style-name="P55">public:</text:p>
            <text:p text:style-name="P55"><text:s text:c="4"/>...</text:p>
            <text:p text:style-name="P63"><text:s text:c="4"/>void cleanup()</text:p>
            <text:p text:style-name="P63"><text:s text:c="4"/>{</text:p>
            <text:p text:style-name="P63"><text:s text:c="8"/>delete <text:span text:style-name="T54">y_</text:span>;</text:p>
            <text:p text:style-name="P63"><text:s text:c="4"/>}</text:p>
            <text:p text:style-name="P55">...</text:p>
            <text:p text:style-name="P55">};</text:p>
            <text:p text:style-name="P56"/>
            <text:p text:style-name="P56">int main()</text:p>
            <text:p text:style-name="P56">{</text:p>
            <text:p text:style-name="P56"><text:s text:c="4"/>int x = 1;</text:p>
            <text:p text:style-name="P62"><text:s text:c="4"/>if (x &gt; 0)</text:p>
            <text:p text:style-name="P62"><text:s text:c="4"/>{</text:p>
            <text:p text:style-name="P56"><text:s text:c="8"/>Thingy thing;<text:line-break/> <text:s text:c="7"/>// do something with thing</text:p>
            <text:p text:style-name="P56"/>
            <text:p text:style-name="P56"><text:s text:c="8"/><text:span text:style-name="T2">thing.cleanup();</text:span></text:p>
            <text:p text:style-name="P56"><text:s text:c="4"/>}</text:p>
            <text:p text:style-name="P56"/>
            <text:p text:style-name="P56"><text:s text:c="4"/>return 0;</text:p>
            <text:p text:style-name="P62">}</text:p>
          </table:table-cell>
        </table:table-row>
      </table:table>
      <text:p text:style-name="P15">But what if I forget?</text:p>
      <text:p text:style-name="P15"/>
      <text:p text:style-name="P15">WAIT … don't even do that!!! The destructor comes to the rescue!!!</text:p>
      <text:p text:style-name="P19"/>
      <text:p text:style-name="P15">A <text:span text:style-name="T19">destructor</text:span><text:span text:style-name="T38"> </text:span>is a member function that is <text:span text:style-name="T16">automatically</text:span></text:p>
      <text:p text:style-name="P15"><text:span text:style-name="T16">called</text:span> when an object is about to be destroy<text:span text:style-name="T54">ed</text:span> (i.e., about to go</text:p>
      <text:p text:style-name="P16">out of scope):</text:p>
      <table:table table:name="Table7" table:style-name="Table7">
        <table:table-column table:style-name="Table7.A"/>
        <table:table-row table:style-name="TableLine2519270543936">
          <table:table-cell table:style-name="Table7.A1" office:value-type="string">
            <text:p text:style-name="P55">class Thingy</text:p>
            <text:p text:style-name="P59">{</text:p>
            <text:p text:style-name="P59"><text:soft-page-break/><text:s text:c="4"/>...</text:p>
            <text:p text:style-name="P59">};</text:p>
            <text:p text:style-name="P56"/>
            <text:p text:style-name="P56">int main()</text:p>
            <text:p text:style-name="P56">{</text:p>
            <text:p text:style-name="P56"><text:s text:c="4"/>int x = 1;</text:p>
            <text:p text:style-name="P56"><text:s text:c="4"/>if (x &gt; 0)</text:p>
            <text:p text:style-name="P56"><text:s text:c="4"/>{</text:p>
            <text:p text:style-name="P56"><text:s text:c="8"/>Thingy thing;</text:p>
            <text:p text:style-name="P56"><text:s text:c="8"/>// do something with thing</text:p>
            <text:p text:style-name="P56"/>
            <text:p text:style-name="P56"><text:s text:c="4"/>} // thing calls its destructor here just</text:p>
            <text:p text:style-name="P56"><text:s text:c="6"/>// before thing goes out of scope.</text:p>
            <text:p text:style-name="P56"/>
            <text:p text:style-name="P56"><text:s text:c="4"/>return 0;</text:p>
            <text:p text:style-name="P62">}</text:p>
          </table:table-cell>
        </table:table-row>
      </table:table>
      <text:p text:style-name="P16">(The above is for the case where the object is in the local scope. I'll talk about objects in the free store in a bit.)</text:p>
      <text:p text:style-name="P16"/>
      <text:p text:style-name="P17">TADA!!! </text:p>
      <text:p text:style-name="P11"/>
      <text:p text:style-name="P17">… so what???</text:p>
      <text:p text:style-name="P11"/>
      <text:p text:style-name="P11"><text:span text:style-name="T4">Well, let me write a destructor for the </text:span><text:span text:style-name="T6">Thingy</text:span><text:span text:style-name="T4"> class. But first ...</text:span></text:p>
      <text:p text:style-name="P16"/>
      <text:p text:style-name="P16">There are three rules for writing a destructor …</text:p>
      <text:list xml:id="list2684351441" text:style-name="L2">
        <text:list-item>
          <text:p text:style-name="P79"><text:span text:style-name="T46">For </text:span><text:span text:style-name="T33">clas</text:span><text:span text:style-name="T34">s</text:span><text:span text:style-name="T46"> </text:span><text:span text:style-name="T51">C</text:span><text:span text:style-name="T46">, the name of the destructor must be </text:span><text:span text:style-name="T51">~C</text:span><text:span text:style-name="T46">.</text:span></text:p>
        </text:list-item>
        <text:list-item>
          <text:p text:style-name="P79"><text:span text:style-name="T46">Destructors have an empty list of parameters – no parameters, i.e., the prototype must be </text:span><text:span text:style-name="T51">~C()</text:span><text:span text:style-name="T46">.</text:span></text:p>
        </text:list-item>
        <text:list-item>
          <text:p text:style-name="P80">Destructors do not have return type. You can't even put <text:span text:style-name="T47">void</text:span> as a return type. (This is just like constructors.)</text:p>
        </text:list-item>
      </text:list>
      <text:p text:style-name="P15"/>
      <text:p text:style-name="P15">So I do the following:</text:p>
      <table:table table:name="Table28" table:style-name="Table28">
        <table:table-column table:style-name="Table28.A"/>
        <table:table-row table:style-name="TableLine2519270547744">
          <table:table-cell table:style-name="Table28.A1" office:value-type="string">
            <text:p text:style-name="P55">class Thingy</text:p>
            <text:p text:style-name="P56">{</text:p>
            <text:p text:style-name="P56">public:</text:p>
            <text:p text:style-name="P56"><text:s text:c="4"/>Thingy() <text:s text:c="9"/>// memory allocation <text:s text:c="20"/></text:p>
            <text:p text:style-name="P56"><text:s text:c="8"/>: y_(new char) // during constructor call</text:p>
            <text:p text:style-name="P56"><text:s text:c="4"/>{}</text:p>
            <text:p text:style-name="P56"><text:s text:c="4"/><text:span text:style-name="T16">~Thingy()</text:span></text:p>
            <text:p text:style-name="P56"><text:s text:c="4"/><text:span text:style-name="T16">{</text:span></text:p>
            <text:p text:style-name="P56"><text:s text:c="8"/><text:span text:style-name="T16">delete y_;</text:span></text:p>
            <text:p text:style-name="P56"><text:s text:c="4"/><text:span text:style-name="T16">}</text:span></text:p>
            <text:p text:style-name="P56"/>
            <text:p text:style-name="P56">private:</text:p>
            <text:p text:style-name="P56"><text:s text:c="4"/>int x_; <text:s text:c="4"/>// x_ is automatic</text:p>
            <text:p text:style-name="P59"><text:s text:c="4"/>char * y_; <text:s/>// y_ is automatic, but the *memory* </text:p>
            <text:p text:style-name="P56"><text:s text:c="16"/>// that y_ points to, if allocated, </text:p>
            <text:p text:style-name="P56"><text:s text:c="16"/>// is <text:span text:style-name="T41">not</text:span> automatic.</text:p>
            <text:p text:style-name="P56">};</text:p>
            <text:p text:style-name="P56"/>
            <text:p text:style-name="P56">int main()</text:p>
            <text:p text:style-name="P56"><text:soft-page-break/>{</text:p>
            <text:p text:style-name="P56"><text:s text:c="4"/>int x = 1;</text:p>
            <text:p text:style-name="P62"><text:s text:c="4"/>if (x &gt; 0)</text:p>
            <text:p text:style-name="P62"><text:s text:c="4"/>{</text:p>
            <text:p text:style-name="P59"><text:s text:c="8"/>Thingy thing; // memory for <text:span text:style-name="T62">thing.</text:span>x_,</text:p>
            <text:p text:style-name="P59"><text:span text:style-name="T62"><text:s text:c="22"/>// thing.</text:span>y_, *<text:span text:style-name="T62">(thing.</text:span>y_<text:span text:style-name="T62">)</text:span> </text:p>
            <text:p text:style-name="P56"><text:s text:c="22"/>// allocated.</text:p>
            <text:p text:style-name="P56"/>
            <text:p text:style-name="P56"><text:s text:c="8"/>// do something with thing</text:p>
            <text:p text:style-name="P56"/>
            <text:p text:style-name="P59"><text:s text:c="4"/>} // At the end of <text:span text:style-name="T62">the </text:span>body of <text:span text:style-name="T62">the </text:span>if-statement,</text:p>
            <text:p text:style-name="P59"><text:s text:c="6"/>// memory for <text:span text:style-name="T62">thing.</text:span>x_, <text:span text:style-name="T62">thing.</text:span>y_ is reclaimed</text:p>
            <text:p text:style-name="P59"><text:s text:c="6"/>// automatically ...</text:p>
            <text:p text:style-name="P56"><text:s text:c="6"/>// BUT before that ... (and this is the point):</text:p>
            <text:p text:style-name="P56"><text:s text:c="6"/>// thing.~Thingy() executes so that the </text:p>
            <text:p text:style-name="P56"><text:s text:c="6"/>// memory that thing.y_ points to is reclaimed</text:p>
            <text:p text:style-name="P56"><text:s text:c="6"/>// by the free store.</text:p>
            <text:p text:style-name="P56"/>
            <text:p text:style-name="P56"><text:s text:c="4"/>return 0;</text:p>
            <text:p text:style-name="P62">}</text:p>
          </table:table-cell>
        </table:table-row>
      </table:table>
      <text:p text:style-name="P33">And note that in my code in <text:span text:style-name="T47">main()</text:span> … I do not have to write code to deallocate the memory used by <text:span text:style-name="T47">thing.y_</text:span> because that's written in <text:span text:style-name="T47">Thingy.~Thingy()</text:span> and <text:span text:style-name="T47">thing</text:span> will call this method automatically just before going out of scope. I don't have to worry about forgetting <text:span text:style-name="T62">to deallocate</text:span> memory used by <text:span text:style-name="T47">thing</text:span> (i.e. through <text:span text:style-name="T47">thing.y_</text:span>). The danger of accidental memory leaks is reduced.</text:p>
      <text:p text:style-name="P33"/>
      <text:p text:style-name="P33">TADA!!! GET IT!!!</text:p>
      <text:p text:style-name="P33"/>
      <text:p text:style-name="P12">It's a common practice to do the following:</text:p>
      <text:list xml:id="list1184563427" text:style-name="L3">
        <text:list-item>
          <text:p text:style-name="P81">A destructor is placed just after the constructor in the class definition.</text:p>
        </text:list-item>
        <text:list-item>
          <text:p text:style-name="P81">Destructors are usually inlined.</text:p>
        </text:list-item>
      </text:list>
      <text:p text:style-name="P35"/>
      <text:p text:style-name="P35"/>
      <text:p text:style-name="P12"><text:span text:style-name="T2">Exercise.</text:span> Do a simple experiment yourself to show that the destructor is indeed called:</text:p>
      <table:table table:name="Table37" table:style-name="Table37">
        <table:table-column table:style-name="Table37.A"/>
        <table:table-row table:style-name="TableLine2519270548288">
          <table:table-cell table:style-name="Table37.A1" office:value-type="string">
            <text:p text:style-name="P55">class Thingy</text:p>
            <text:p text:style-name="P56">{</text:p>
            <text:p text:style-name="P56">public:</text:p>
            <text:p text:style-name="P56"><text:s text:c="4"/>Thingy() <text:s text:c="9"/>// memory allocation <text:s text:c="20"/></text:p>
            <text:p text:style-name="P56"><text:s text:c="8"/>: y_(new char) // during constructor call</text:p>
            <text:p text:style-name="P56"><text:s text:c="4"/>{}</text:p>
            <text:p text:style-name="P56"><text:s text:c="4"/><text:span text:style-name="T2">~Thingy()</text:span></text:p>
            <text:p text:style-name="P56"><text:s text:c="4"/><text:span text:style-name="T2">{</text:span></text:p>
            <text:p text:style-name="P64"><text:s text:c="8"/>std::cout &lt;&lt; "Thingy::~Thingy()\n";</text:p>
            <text:p text:style-name="P56"><text:s text:c="8"/><text:span text:style-name="T2">delete y_;</text:span></text:p>
            <text:p text:style-name="P56"><text:s text:c="4"/><text:span text:style-name="T2">}</text:span></text:p>
            <text:p text:style-name="P56"/>
            <text:p text:style-name="P56">private:</text:p>
            <text:p text:style-name="P56"><text:s text:c="4"/>int x_; <text:s text:c="5"/>// x_ is automatic</text:p>
            <text:p text:style-name="P56"><text:s text:c="4"/>char * y_; <text:s text:c="2"/>// y_ is automatic, but the *memory* </text:p>
            <text:p text:style-name="P56"><text:s text:c="17"/>// that y_ points to, if allocated, </text:p>
            <text:p text:style-name="P56"><text:soft-page-break/><text:s text:c="17"/>// is not automatic.</text:p>
            <text:p text:style-name="P56">};</text:p>
            <text:p text:style-name="P56"/>
            <text:p text:style-name="P56">int main()</text:p>
            <text:p text:style-name="P56">{</text:p>
            <text:p text:style-name="P56"><text:s text:c="4"/>int x = 1;</text:p>
            <text:p text:style-name="P62"><text:s text:c="4"/>if (x &gt; 0)</text:p>
            <text:p text:style-name="P62"><text:s text:c="4"/>{</text:p>
            <text:p text:style-name="P60"><text:s text:c="8"/>Thingy thing; // memory for <text:span text:style-name="T63">thing.</text:span>x_,</text:p>
            <text:p text:style-name="P60"><text:span text:style-name="T63"><text:s text:c="22"/>// thing.</text:span>y_, *<text:span text:style-name="T63">(thing.</text:span>y_<text:span text:style-name="T63">)</text:span> </text:p>
            <text:p text:style-name="P56"><text:s text:c="22"/>// allocated.</text:p>
            <text:p text:style-name="P56"/>
            <text:p text:style-name="P60"><text:s text:c="8"/>// do something with thing</text:p>
            <text:p text:style-name="P56"/>
            <text:p text:style-name="P60"><text:s text:c="4"/>} // At the end of <text:span text:style-name="T63">the body of the</text:span> if-statement,</text:p>
            <text:p text:style-name="P60"><text:s text:c="6"/>// memory for x, y_ is reclaimed</text:p>
            <text:p text:style-name="P60"><text:s text:c="6"/>// automatically ... </text:p>
            <text:p text:style-name="P56"><text:s text:c="6"/>// BUT before that ... (and this is the point):</text:p>
            <text:p text:style-name="P56"><text:s text:c="6"/>// thing.~Thingy() executes so that the </text:p>
            <text:p text:style-name="P56"><text:s text:c="6"/>// memory that thing.y_ points to is reclaimed</text:p>
            <text:p text:style-name="P56"><text:s text:c="6"/>// by the free store.</text:p>
            <text:p text:style-name="P56"/>
            <text:p text:style-name="P56"><text:s text:c="4"/>return 0;</text:p>
            <text:p text:style-name="P62">}</text:p>
          </table:table-cell>
        </table:table-row>
      </table:table>
      <text:p text:style-name="P33"/>
      <text:p text:style-name="P33"/>
      <text:p text:style-name="P12"><text:span text:style-name="T2">Exercise.</text:span> What is the name of the destructor for the <text:span text:style-name="T48">WeatherCtrl</text:span><text:span text:style-name="T39"> </text:span>class? </text:p>
      <text:p text:style-name="P12"/>
      <text:p text:style-name="P12"/>
      <text:p text:style-name="P12">Destructors are used (in classes) to include code for releasing resources acquired, not just memory. For instance, <text:span text:style-name="T61">there are other resources like:</text:span></text:p>
      <text:list xml:id="list361929594" text:style-name="L4">
        <text:list-item>
          <text:p text:style-name="P78">Member variable might be a pointer</text:p>
        </text:list-item>
        <text:list-item>
          <text:p text:style-name="P82">Member variable might be holding onto the CD player</text:p>
        </text:list-item>
        <text:list-item>
          <text:p text:style-name="P82">Member variable might be holding a file</text:p>
        </text:list-item>
        <text:list-item>
          <text:p text:style-name="P82">Member variable might be a network connection</text:p>
        </text:list-item>
        <text:list-item>
          <text:p text:style-name="P83">Etc.</text:p>
        </text:list-item>
      </text:list>
      <text:p text:style-name="P16"/>
      <text:p text:style-name="P16">Let's write a destructor for <text:span text:style-name="T48">Date</text:span>. Technically we don't have to clean up anything since all instance members (or member variables) in <text:span text:style-name="T48">Date</text:span><text:span text:style-name="T39"> </text:span>are automatic. This is just a drill and also to check that <text:span text:style-name="T48">Date</text:span><text:span text:style-name="T39"> </text:span>objects do call their destructor just before they die.</text:p>
      <table:table table:name="Table8" table:style-name="Table8">
        <table:table-column table:style-name="Table8.A"/>
        <table:table-row table:style-name="TableLine2519270549376">
          <table:table-cell table:style-name="Table8.A1" office:value-type="string">
            <text:p text:style-name="P55">// Date.h</text:p>
            <text:p text:style-name="P55">...</text:p>
            <text:p text:style-name="P56">class Date</text:p>
            <text:p text:style-name="P56">{</text:p>
            <text:p text:style-name="P56">public:</text:p>
            <text:p text:style-name="P56"><text:s text:c="4"/>...</text:p>
            <text:p text:style-name="P56"><text:s text:c="4"/><text:span text:style-name="T2">~Date()</text:span></text:p>
            <text:p text:style-name="P64"><text:s text:c="4"/>{</text:p>
            <text:p text:style-name="P64"><text:s text:c="8"/>std::cout &lt;&lt; "Date::~Date ...\n";</text:p>
            <text:p text:style-name="P64"><text:s text:c="4"/>}</text:p>
            <text:p text:style-name="P56"><text:s text:c="4"/>...</text:p>
            <text:p text:style-name="P56"><text:soft-page-break/>}</text:p>
            <text:p text:style-name="P62">...</text:p>
          </table:table-cell>
        </table:table-row>
      </table:table>
      <text:p text:style-name="P31"/>
      <table:table table:name="Table9" table:style-name="Table9">
        <table:table-column table:style-name="Table9.A"/>
        <table:table-row table:style-name="TableLine2519270565152">
          <table:table-cell table:style-name="Table9.A1" office:value-type="string">
            <text:p text:style-name="P56">// main.cpp</text:p>
            <text:p text:style-name="P56">...</text:p>
            <text:p text:style-name="P56">int main()</text:p>
            <text:p text:style-name="P56">{</text:p>
            <text:p text:style-name="P56"><text:s text:c="4"/>...</text:p>
            <text:p text:style-name="P56"><text:s text:c="4"/>for (int i = 0; i &lt; 5; i++)</text:p>
            <text:p text:style-name="P56"><text:s text:c="4"/>{</text:p>
            <text:p text:style-name="P56"><text:s text:c="8"/>std::cout &lt;&lt; <text:span text:style-name="T44">'</text:span>\n<text:span text:style-name="T44">' </text:span>&lt;&lt; i &lt;&lt; "... \n";</text:p>
            <text:p text:style-name="P56"><text:s text:c="8"/>Date date(1970, 1, 1);</text:p>
            <text:p text:style-name="P56"><text:s text:c="8"/>date.print();</text:p>
            <text:p text:style-name="P56"><text:s text:c="8"/>// does date call its destructor ~Date?</text:p>
            <text:p text:style-name="P56"><text:s text:c="4"/>}</text:p>
            <text:p text:style-name="P56"/>
            <text:p text:style-name="P56"><text:s text:c="4"/>return 0;</text:p>
            <text:p text:style-name="P62">}</text:p>
          </table:table-cell>
        </table:table-row>
      </table:table>
      <text:p text:style-name="P30"/>
      <text:p text:style-name="P15"/>
      <text:p text:style-name="P73">Default <text:span text:style-name="T69">d</text:span>estructor</text:p>
      <text:p text:style-name="P15"/>
      <text:p text:style-name="P15">Since objects call their destructors just before they die (i.e. just before they go out of scope) and our previous version of <text:span text:style-name="T48">Date</text:span><text:span text:style-name="T39"> </text:span>does <text:span text:style-name="T40">not </text:span>ha<text:span text:style-name="T56">ve</text:span> a destructor, how come the previous version can still compile and run??? Shouldn't your C++ compiler yell at you and tell you that <text:span text:style-name="T47">~Date()</text:span> is not found???</text:p>
      <text:p text:style-name="P15"/>
      <text:p text:style-name="P12"><text:span text:style-name="T12">No.</text:span><text:span text:style-name="T4"> </text:span></text:p>
      <text:p text:style-name="P15"/>
      <text:p text:style-name="P12"><text:span text:style-name="T4">Because ... if you don't specify a destructor for a class, the C++ compiler actual</text:span><text:span text:style-name="T14">ly</text:span><text:span text:style-name="T4"> includes a do-nothing destructor in the class. This is the </text:span><text:span text:style-name="T19">default destructor</text:span><text:span text:style-name="T4">. The default destructor is a do-nothing method because it has an empty body:</text:span></text:p>
      <table:table table:name="Table35" table:style-name="Table35">
        <table:table-column table:style-name="Table35.A"/>
        <table:table-row table:style-name="TableLine2519270567600">
          <table:table-cell table:style-name="Table35.A1" office:value-type="string">
            <text:p text:style-name="P75">class C</text:p>
            <text:p text:style-name="P75">{</text:p>
            <text:p text:style-name="P75">public:</text:p>
            <text:p text:style-name="P75"><text:s text:c="4"/>...</text:p>
            <text:p text:style-name="P75"><text:s text:c="4"/>~C() {} // default <text:span text:style-name="T63">de</text:span>structor of C</text:p>
            <text:p text:style-name="P75"><text:s text:c="4"/>...</text:p>
            <text:p text:style-name="P75">};</text:p>
          </table:table-cell>
        </table:table-row>
      </table:table>
      <text:p text:style-name="P15"/>
      <text:p text:style-name="P12"><text:span text:style-name="T4">In the case of the earlier </text:span><text:span text:style-name="T7">Date</text:span><text:span text:style-name="T5"> </text:span><text:span text:style-name="T4">class, C++ included this destructor into the </text:span><text:span text:style-name="T7">Date</text:span><text:span text:style-name="T5"> </text:span><text:span text:style-name="T4">class when there was no destructor:</text:span></text:p>
      <table:table table:name="Table10" table:style-name="Table10">
        <table:table-column table:style-name="Table10.A"/>
        <table:table-row table:style-name="TableLine2519270563520">
          <table:table-cell table:style-name="Table10.A1" office:value-type="string">
            <text:p text:style-name="P55">class Date</text:p>
            <text:p text:style-name="P56">{</text:p>
            <text:p text:style-name="P56">public:</text:p>
            <text:p text:style-name="P56"><text:s text:c="4"/>// constructors</text:p>
            <text:p text:style-name="P56"><text:s text:c="4"/>~Date() {}</text:p>
            <text:p text:style-name="P56"><text:s text:c="4"/>// other methods</text:p>
            <text:p text:style-name="P62">};</text:p>
          </table:table-cell>
        </table:table-row>
      </table:table>
      <text:p text:style-name="P32">If you do write a destructor, then your C++ compiler will not insert a default destructor for you.</text:p>
      <text:p text:style-name="P32"/>
      <text:p text:style-name="P10"><text:span text:style-name="T18">Note that the default destructor supplied by C++ does not do </text:span>anything. Since all instance variables are automatic in <text:span text:style-name="T48">Date</text:span>, a destructor is not necessary. It's still a good (and common) practice to include destructors</text:p>
      <text:p text:style-name="P10">even if it's not necessary. <text:span text:style-name="T63">Being e</text:span>xplicit is better than <text:span text:style-name="T63">leaving things </text:span>implicit.</text:p>
      <text:p text:style-name="P10"/>
      <text:p text:style-name="P10"/>
      <text:p text:style-name="P10"><text:span text:style-name="T3">Exercise.</text:span><text:span text:style-name="T63"> </text:span>What is the order in which objects call their destructor? <text:span text:style-name="T63">(This is important!)</text:span></text:p>
      <table:table table:name="Table11" table:style-name="Table11">
        <table:table-column table:style-name="Table11.A"/>
        <table:table-row table:style-name="TableLine2519270555632">
          <table:table-cell table:style-name="Table11.A1" office:value-type="string">
            <text:p text:style-name="P55">int main()</text:p>
            <text:p text:style-name="P56">{</text:p>
            <text:p text:style-name="P56"><text:s text:c="4"/>Date date1(1970, 1, 1);</text:p>
            <text:p text:style-name="P56"><text:s text:c="4"/>Date date2(1985, 1, 1);</text:p>
            <text:p text:style-name="P56"><text:s text:c="4"/>Date date3(2010, 10, 10);</text:p>
            <text:p text:style-name="P56"/>
            <text:p text:style-name="P56"><text:s text:c="4"/>return 0;</text:p>
            <text:p text:style-name="P62">}</text:p>
          </table:table-cell>
        </table:table-row>
      </table:table>
      <text:p text:style-name="P10"><text:soft-page-break/></text:p>
      <text:p text:style-name="P10"/>
      <text:p text:style-name="P10"><text:span text:style-name="T18">Why is knowing the order important? </text:span>Because in complex systems, there might be some dependencies between objects so that some object <text:span text:style-name="T47">x</text:span> can exist only if object <text:span text:style-name="T47">y</text:span> exists, i.e., <text:span text:style-name="T47">y</text:span> must be constructed before <text:span text:style-name="T47">x</text:span> and <text:span text:style-name="T30">x</text:span><text:span text:style-name="T18"> must be destroyed before </text:span><text:span text:style-name="T30">y</text:span><text:span text:style-name="T18">.</text:span></text:p>
      <table:table table:name="Table12" table:style-name="Table12">
        <table:table-column table:style-name="Table12.A"/>
        <table:table-row table:style-name="TableLine2519270568144">
          <table:table-cell table:style-name="Table12.A1" office:value-type="string">
            <text:p text:style-name="P55">int main()</text:p>
            <text:p text:style-name="P56">{</text:p>
            <text:p text:style-name="P56"><text:s text:c="4"/>Date date1(1970, 1, 1);</text:p>
            <text:p text:style-name="P56"><text:s text:c="4"/>Date date2(1985, 1, 1);</text:p>
            <text:p text:style-name="P56"><text:s text:c="4"/>Date date3(2010, 10, 10);</text:p>
            <text:p text:style-name="P56"><text:s text:c="4"/>return 0; // date3 calls its destructor,</text:p>
            <text:p text:style-name="P56"><text:s text:c="14"/>// *then* date2 calls its destructor,</text:p>
            <text:p text:style-name="P56"><text:s text:c="14"/>// *then* date<text:span text:style-name="T35">1</text:span> calls its destructor.</text:p>
            <text:p text:style-name="P62">}</text:p>
          </table:table-cell>
        </table:table-row>
      </table:table>
      <text:p text:style-name="P32"/>
      <text:p text:style-name="P10"><text:span text:style-name="T18">So, remember this: </text:span><text:span text:style-name="T24">the order of destr</text:span><text:span text:style-name="T2">uctor calls is always opposite to the order of constructor calls.</text:span></text:p>
      <text:p text:style-name="P32"/>
      <text:p text:style-name="P32"/>
      <text:p text:style-name="P10"><text:span text:style-name="T23">Exercise.</text:span><text:span text:style-name="T21"> Is it possible to call the destructor “manually”?</text:span></text:p>
      <table:table table:name="Table36" table:style-name="Table36">
        <table:table-column table:style-name="Table36.A"/>
        <table:table-row table:style-name="TableLine2519270553184">
          <table:table-cell table:style-name="Table36.A1" office:value-type="string">
            <text:p text:style-name="P55">int main()</text:p>
            <text:p text:style-name="P56">{</text:p>
            <text:p text:style-name="P56"><text:s text:c="4"/>Date date(1970, 1, 1);</text:p>
            <text:p text:style-name="P56"><text:s text:c="4"/>date.~Date();</text:p>
            <text:p text:style-name="P56"/>
            <text:p text:style-name="P56"><text:s text:c="4"/>return 0;</text:p>
            <text:p text:style-name="P62">}</text:p>
          </table:table-cell>
        </table:table-row>
      </table:table>
      <text:p text:style-name="P32"/>
      <text:p text:style-name="P32"/>
      <text:p text:style-name="P34"><text:span text:style-name="T2">Exercise.</text:span> What is the output?</text:p>
      <table:table table:name="Table13" table:style-name="Table13">
        <table:table-column table:style-name="Table13.A"/>
        <table:table-row table:style-name="TableLine2519270552096">
          <table:table-cell table:style-name="Table13.A1" office:value-type="string">
            <text:p text:style-name="P44">#include &lt;iostream&gt;</text:p>
            <text:p text:style-name="P44"/>
            <text:p text:style-name="P45">class A</text:p>
            <text:p text:style-name="P45">{</text:p>
            <text:p text:style-name="P45">public:</text:p>
            <text:p text:style-name="P45"><text:s text:c="4"/>~A() { std::cout &lt;&lt; "A::~A\n"; }</text:p>
            <text:p text:style-name="P45">};</text:p>
            <text:p text:style-name="P45"/>
            <text:p text:style-name="P45">class B</text:p>
            <text:p text:style-name="P45">{</text:p>
            <text:p text:style-name="P45">public:</text:p>
            <text:p text:style-name="P45"><text:s text:c="4"/>~B() { std::cout &lt;&lt; "B::~B\n"; }</text:p>
            <text:p text:style-name="P45">};</text:p>
            <text:p text:style-name="P45"/>
            <text:p text:style-name="P45">class C</text:p>
            <text:p text:style-name="P45">{</text:p>
            <text:p text:style-name="P45">public:</text:p>
            <text:p text:style-name="P46"><text:s text:c="4"/>~C() { std::cout &lt;&lt; "C::~C\n"; }</text:p>
            <text:p text:style-name="P46">};</text:p>
            <text:p text:style-name="P46"/>
            <text:p text:style-name="P45">int main()</text:p>
            <text:p text:style-name="P45">{</text:p>
            <text:p text:style-name="P45"><text:soft-page-break/><text:s text:c="4"/>A a;</text:p>
            <text:p text:style-name="P45"><text:s text:c="4"/>B b;</text:p>
            <text:p text:style-name="P45"><text:s text:c="4"/>for (int i = 0; i &lt; 5; i++)</text:p>
            <text:p text:style-name="P45"><text:s text:c="4"/>{</text:p>
            <text:p text:style-name="P45"><text:s text:c="8"/>C c;</text:p>
            <text:p text:style-name="P45"><text:s text:c="8"/>if (i &gt; 3)</text:p>
            <text:p text:style-name="P45"><text:s text:c="8"/>{</text:p>
            <text:p text:style-name="P45"><text:s text:c="12"/>A a;</text:p>
            <text:p text:style-name="P45"><text:s text:c="12"/>if (i == 4) B b;</text:p>
            <text:p text:style-name="P45"><text:s text:c="8"/>}</text:p>
            <text:p text:style-name="P45"><text:s text:c="4"/>}</text:p>
            <text:p text:style-name="P45"/>
            <text:p text:style-name="P45"><text:s text:c="4"/>return 0;</text:p>
            <text:p text:style-name="P46">}</text:p>
          </table:table-cell>
        </table:table-row>
      </table:table>
      <text:p text:style-name="P51"/>
      <text:p text:style-name="P42"/>
      <text:p text:style-name="P16"><text:span text:style-name="T24">Exercise.</text:span><text:span text:style-name="T18"> </text:span>Write a destructor for <text:span text:style-name="T48">WeatherCtrl</text:span><text:span text:style-name="T39"> </text:span>and test it by inserting</text:p>
      <text:p text:style-name="P15"><text:span text:style-name="T64">a </text:span>print statement in the destructor to check that it is called. Are all the instance variables automatic? So, is the default destructor good enough?</text:p>
      <text:p text:style-name="P15"/>
      <text:p text:style-name="P15"/>
      <text:p text:style-name="P15"><text:span text:style-name="T2">Exercise.</text:span> Write a destructor for <field:fieldmark-start text:name="__Fieldmark__1379_4224046992" field:type=""/><text:span text:style-name="T48">Vehicle</text:span><field:fieldmark-end/><text:span text:style-name="T39"> </text:span>and test it by inserting <text:span text:style-name="T64">a </text:span>print</text:p>
      <text:p text:style-name="P15">statement in the destructor to check that it is called. Are all the instance variables automatic? So, is the default destructor good enough?</text:p>
      <text:p text:style-name="P15"/>
      <text:p text:style-name="P15"/>
      <text:p text:style-name="P15"><text:span text:style-name="T2">Exercise.</text:span> Write a destructor for <text:span text:style-name="T48">Being</text:span><text:span text:style-name="T39"> </text:span>and test it by inserting <text:span text:style-name="T36">a</text:span><text:span text:style-name="T55"> </text:span>print</text:p>
      <text:p text:style-name="P15">statement in the destructor to check that it is called. Is the default destructor good enough?</text:p>
      <text:p text:style-name="P32"/>
      <text:p text:style-name="P34"/>
      <text:p text:style-name="P8"><text:span text:style-name="T25">Exercise.</text:span><text:span text:style-name="T28"> </text:span>Write a destructor for <text:span text:style-name="T32">IntArray</text:span><text:span text:style-name="T22"> </text:span><text:span text:style-name="T28">and test it by inserting </text:span><text:span text:style-name="T29">a </text:span><text:span text:style-name="T28">print</text:span></text:p>
      <text:p text:style-name="P33"><text:span text:style-name="T64">s</text:span>tatement in the destructor to check that it is called. Is the default destructor good enough?</text:p>
      <text:p text:style-name="P66">Objects in the free store</text:p>
      <text:p text:style-name="P68"/>
      <text:p text:style-name="P10"><text:span text:style-name="T4">The above is for an object in the local scope. For the case of an object in the free store, say a pointer </text:span><text:span text:style-name="T7">p</text:span><text:span text:style-name="T5"> </text:span><text:span text:style-name="T4">is pointing to this object, when we execute </text:span><text:span text:style-name="T7">delete p</text:span><text:span text:style-name="T4">, then the object will call its destructor automatically. For the case of a pointer </text:span><text:span text:style-name="T7">p</text:span><text:span text:style-name="T5"> </text:span><text:span text:style-name="T4">pointing to an array of objects in the free store, when we execute </text:span><text:span text:style-name="T7">delete [] p</text:span><text:span text:style-name="T4">, each object in the array will call its destructor. Again: You do </text:span><text:span text:style-name="T12">not</text:span><text:span text:style-name="T4"> call destructors explicitly. They are called automatically. (In fact you cannot call destructors in your code.)</text:span></text:p>
      <text:p text:style-name="P10"/>
      <table:table table:name="Table29" table:style-name="Table29">
        <table:table-column table:style-name="Table29.A"/>
        <table:table-row table:style-name="TableLine2519270568416">
          <table:table-cell table:style-name="Table29.A1" office:value-type="string">
            <text:p text:style-name="P55">class Thingy</text:p>
            <text:p text:style-name="P56">{</text:p>
            <text:p text:style-name="P56">public:</text:p>
            <text:p text:style-name="P56"><text:s text:c="4"/>Thingy() <text:s text:c="10"/>// memory allocation <text:s text:c="20"/></text:p>
            <text:p text:style-name="P56"><text:s text:c="8"/>: y_(new char) // during constructor call</text:p>
            <text:p text:style-name="P56"><text:s text:c="4"/>{}</text:p>
            <text:p text:style-name="P56"/>
            <text:p text:style-name="P65"><text:s text:c="4"/>~Thingy()</text:p>
            <text:p text:style-name="P65"><text:s text:c="4"/>{</text:p>
            <text:p text:style-name="P65"><text:s text:c="8"/>delete y_;</text:p>
            <text:p text:style-name="P65"><text:s text:c="4"/>}</text:p>
            <text:p text:style-name="P65"/>
            <text:p text:style-name="P56">private:</text:p>
            <text:p text:style-name="P56"><text:s text:c="4"/>int x_; <text:s text:c="5"/>// x_ is automatic</text:p>
            <text:p text:style-name="P56"><text:s text:c="4"/>char * y_; <text:s text:c="2"/>// y_ is automatic, but the *memory* </text:p>
            <text:p text:style-name="P56"><text:s text:c="17"/>// that y_ points to, if allocated, </text:p>
            <text:p text:style-name="P56"><text:s text:c="17"/>// is not automatic.</text:p>
            <text:p text:style-name="P56">};</text:p>
            <text:p text:style-name="P56"/>
            <text:p text:style-name="P56">int main()</text:p>
            <text:p text:style-name="P56">{</text:p>
            <text:p text:style-name="P56"><text:s text:c="4"/>int x = 1;</text:p>
            <text:p text:style-name="P62"><text:s text:c="4"/>if (x &gt; 0)</text:p>
            <text:p text:style-name="P62"><text:s text:c="4"/>{</text:p>
            <text:p text:style-name="P56"><text:s text:c="8"/>Thingy * pthing = new Thingy;</text:p>
            <text:p text:style-name="P56"/>
            <text:p text:style-name="P56"><text:s text:c="8"/>// do something with *pthing</text:p>
            <text:p text:style-name="P56"/>
            <text:p text:style-name="P56"><text:s text:c="8"/>delete pthing; // Memory used by the object</text:p>
            <text:p text:style-name="P56"><text:s text:c="23"/>// that pthing points to is</text:p>
            <text:p text:style-name="P56"><text:s text:c="23"/>// decallocated – reclaimed</text:p>
            <text:p text:style-name="P61"><text:s text:c="23"/>// by the free store. But</text:p>
            <text:p text:style-name="P61"><text:span text:style-name="T65"><text:s text:c="23"/>// before </text:span>that, this object </text:p>
            <text:p text:style-name="P56"><text:s text:c="23"/>// (*pthing) calls its <text:s/></text:p>
            <text:p text:style-name="P61"><text:s text:c="23"/>// destructor</text:p>
            <text:p text:style-name="P61"><text:span text:style-name="T65"><text:s text:c="23"/>// (*pthing).</text:span>~Thingy().</text:p>
            <text:p text:style-name="P56"><text:s text:c="4"/>}</text:p>
            <text:p text:style-name="P56"/>
            <text:p text:style-name="P56"><text:s text:c="4"/>return 0;</text:p>
            <text:p text:style-name="P62">}</text:p>
          </table:table-cell>
        </table:table-row>
      </table:table>
      <text:p text:style-name="P33"/>
      <text:p text:style-name="P33">The story is similar if you have a pointer pointing to an array of objects in the free store:</text:p>
      <table:table table:name="Table41" table:style-name="Table41">
        <table:table-column table:style-name="Table41.A"/>
        <text:soft-page-break/>
        <table:table-row table:style-name="TableLine2519270568688">
          <table:table-cell table:style-name="Table41.A1" office:value-type="string">
            <text:p text:style-name="P56">int main()</text:p>
            <text:p text:style-name="P56">{</text:p>
            <text:p text:style-name="P56"><text:s text:c="4"/>int x = 1;</text:p>
            <text:p text:style-name="P62"><text:s text:c="4"/>if (x &gt; 0)</text:p>
            <text:p text:style-name="P62"><text:s text:c="4"/>{</text:p>
            <text:p text:style-name="P56"><text:s text:c="8"/>Thingy * p = new Thingy[100]; </text:p>
            <text:p text:style-name="P56"><text:s text:c="8"/>// do something with p[0],...,p[99]</text:p>
            <text:p text:style-name="P56"/>
            <text:p text:style-name="P56"><text:s text:c="8"/>delete [] p; // p[0], ..., p[99] call</text:p>
            <text:p text:style-name="P56"><text:s text:c="21"/>// their destructors</text:p>
            <text:p text:style-name="P56"><text:s text:c="4"/>}</text:p>
            <text:p text:style-name="P56"/>
            <text:p text:style-name="P56"><text:s text:c="4"/>return 0;</text:p>
            <text:p text:style-name="P56">}</text:p>
          </table:table-cell>
        </table:table-row>
      </table:table>
      <text:p text:style-name="P51"/>
      <text:p text:style-name="P71">IntPointer</text:p>
      <text:p text:style-name="P43"/>
      <text:p text:style-name="P7"><text:span text:style-name="T18">When you want a pointer, you declare it and allocate memory </text:span>(using <text:span text:style-name="T48">new</text:span>) from the heap for the pointer to point to. You never forget to <text:span text:style-name="T48">new</text:span><text:span text:style-name="T39"> </text:span>the pointer because your program will not work immediately if you don't <text:span text:style-name="T48">new</text:span>.</text:p>
      <text:p text:style-name="P5"/>
      <text:p text:style-name="P6">But it's easy to forget to deallocate / release the memory (using <text:span text:style-name="T48">delete</text:span>) after you're done with using the value that <text:span text:style-name="T47">p</text:span> points to. The problem is this: <text:span text:style-name="T65">t</text:span>he program will continue to work until it runs out of memory which will be much later. By then you have to find th<text:span text:style-name="T65">at</text:span> one <text:span text:style-name="T65">bad </text:span>pointer among hundreds or thousands of pointers in your code.</text:p>
      <text:p text:style-name="P7"/>
      <text:p text:style-name="P10"><text:span text:style-name="T41">Here's our </text:span><text:span text:style-name="T50">IntPointer</text:span><text:span text:style-name="T41">:</text:span></text:p>
      <table:table table:name="Table14" table:style-name="Table14">
        <table:table-column table:style-name="Table14.A"/>
        <table:table-row table:style-name="TableLine2519270564064">
          <table:table-cell table:style-name="Table14.A1" office:value-type="string">
            <text:p text:style-name="P52">...</text:p>
            <text:p text:style-name="P52">class IntPointer</text:p>
            <text:p text:style-name="P53">{</text:p>
            <text:p text:style-name="P53">public:</text:p>
            <text:p text:style-name="P53"><text:s text:c="4"/>IntPointer(int x = 0)</text:p>
            <text:p text:style-name="P53"><text:s text:c="8"/>: p_(new int)</text:p>
            <text:p text:style-name="P53"><text:s text:c="4"/>{</text:p>
            <text:p text:style-name="P53"><text:s text:c="8"/>*p_ = x;</text:p>
            <text:p text:style-name="P53"><text:s text:c="4"/>}</text:p>
            <text:p text:style-name="P53"/>
            <text:p text:style-name="P53"><text:s text:c="4"/>IntPointer(const IntPointer &amp; intptr)</text:p>
            <text:p text:style-name="P53"><text:s text:c="8"/>: p_(new int)</text:p>
            <text:p text:style-name="P53"><text:s text:c="4"/>{</text:p>
            <text:p text:style-name="P53"><text:s text:c="8"/>*p_ = *(intptr.p_);</text:p>
            <text:p text:style-name="P54"><text:s text:c="4"/>}</text:p>
            <text:p text:style-name="P54"/>
            <text:p text:style-name="P54"><text:s text:c="4"/>int &amp; operator*()</text:p>
            <text:p text:style-name="P53"><text:s text:c="4"/>{</text:p>
            <text:p text:style-name="P53"><text:s text:c="9"/>return *p_;</text:p>
            <text:p text:style-name="P53"><text:s text:c="4"/>}</text:p>
            <text:p text:style-name="P53"/>
            <text:p text:style-name="P53"><text:s text:c="4"/>void deallocate()</text:p>
            <text:p text:style-name="P53"><text:s text:c="4"/>{</text:p>
            <text:p text:style-name="P53"><text:s text:c="8"/>delete p_;</text:p>
            <text:p text:style-name="P53"><text:s text:c="4"/>}</text:p>
            <text:p text:style-name="P53"/>
            <text:p text:style-name="P53">private:</text:p>
            <text:p text:style-name="P53"><text:s text:c="4"/>int * p_;</text:p>
            <text:p text:style-name="P54">};</text:p>
            <text:p text:style-name="P54">...</text:p>
          </table:table-cell>
        </table:table-row>
      </table:table>
      <text:p text:style-name="P43"/>
      <table:table table:name="Table15" table:style-name="Table15">
        <table:table-column table:style-name="Table15.A"/>
        <table:table-row table:style-name="TableLine2519270551824">
          <table:table-cell table:style-name="Table15.A1" office:value-type="string">
            <text:p text:style-name="P52">...</text:p>
            <text:p text:style-name="P52">int main()</text:p>
            <text:p text:style-name="P53">{</text:p>
            <text:p text:style-name="P53"><text:s text:c="4"/>for (int i = 0; i &lt; 5; i++)</text:p>
            <text:p text:style-name="P53"><text:s text:c="4"/>{</text:p>
            <text:p text:style-name="P53"><text:s text:c="8"/>IntPointer intptr(i);</text:p>
            <text:p text:style-name="P53"><text:s text:c="4"/>}</text:p>
            <text:p text:style-name="P53"><text:s text:c="4"/>return 0;</text:p>
            <text:p text:style-name="P54">}</text:p>
          </table:table-cell>
        </table:table-row>
      </table:table>
      <text:p text:style-name="P43"/>
      <text:p text:style-name="P43"/>
      <text:p text:style-name="P10"><text:soft-page-break/><text:span text:style-name="T26">Note that each of the five </text:span><text:span text:style-name="T31">intptr</text:span><text:span text:style-name="T27"> </text:span><text:span text:style-name="T26">contain a pointer </text:span><text:span text:style-name="T31">p_</text:span><text:span text:style-name="T27"> </text:span><text:span text:style-name="T26">which points to </text:span>an allocated integer in the free store. Note however that the integer <text:span text:style-name="T48">intptr.p_</text:span><text:span text:style-name="T39"> </text:span>points to is not deallocated. You can see the point in time when each <text:span text:style-name="T48">intptr</text:span><text:span text:style-name="T39"> </text:span>dies (and when one additional memory leak occurs). Add the following destructor:</text:p>
      <table:table table:name="Table16" table:style-name="Table16">
        <table:table-column table:style-name="Table16.A"/>
        <table:table-row table:style-name="TableLine2519270552368">
          <table:table-cell table:style-name="Table16.A1" office:value-type="string">
            <text:p text:style-name="P52">...</text:p>
            <text:p text:style-name="P52">class IntPointer</text:p>
            <text:p text:style-name="P53">{</text:p>
            <text:p text:style-name="P53">public:</text:p>
            <text:p text:style-name="P53"><text:s text:c="4"/>...</text:p>
            <text:p text:style-name="P53"><text:s text:c="4"/>~IntPointer()</text:p>
            <text:p text:style-name="P53"><text:s text:c="4"/>{</text:p>
            <text:p text:style-name="P53"><text:s text:c="8"/>std::cout &lt;&lt; "memory leak ... :(\n";</text:p>
            <text:p text:style-name="P54"><text:s text:c="4"/>}</text:p>
            <text:p text:style-name="P54">...</text:p>
          </table:table-cell>
        </table:table-row>
      </table:table>
      <text:p text:style-name="P40"/>
      <text:p text:style-name="P18">Run your program again. If you don't believe me that you'll run out of memory, resulting i<text:span text:style-name="T65">n </text:span>program abort, try this:</text:p>
      <table:table table:name="Table17" table:style-name="Table17">
        <table:table-column table:style-name="Table17.A"/>
        <table:table-row table:style-name="TableLine2519270557808">
          <table:table-cell table:style-name="Table17.A1" office:value-type="string">
            <text:p text:style-name="P55">...</text:p>
            <text:p text:style-name="P55">int main()</text:p>
            <text:p text:style-name="P56">{</text:p>
            <text:p text:style-name="P56"><text:s text:c="4"/>while (1)</text:p>
            <text:p text:style-name="P56"><text:s text:c="4"/>{</text:p>
            <text:p text:style-name="P56"><text:s text:c="8"/>IntPointer intptr(0);</text:p>
            <text:p text:style-name="P56"><text:s text:c="4"/>}</text:p>
            <text:p text:style-name="P56"/>
            <text:p text:style-name="P56"><text:s text:c="4"/>return 0;</text:p>
            <text:p text:style-name="P62">}</text:p>
          </table:table-cell>
        </table:table-row>
      </table:table>
      <text:p text:style-name="P16">(You <text:span text:style-name="T65">may </text:span>want to comment out the print statement in the destructor because printing slows down your program and delays the program from crashing.)</text:p>
      <text:p text:style-name="P16"/>
      <text:p text:style-name="P15">Now we make our pointer object smart enough to deallocate memory used by itself:</text:p>
      <table:table table:name="Table18" table:style-name="Table18">
        <table:table-column table:style-name="Table18.A"/>
        <table:table-row table:style-name="TableLine2519270554000">
          <table:table-cell table:style-name="Table18.A1" office:value-type="string">
            <text:p text:style-name="P52">...</text:p>
            <text:p text:style-name="P52">class IntPointer</text:p>
            <text:p text:style-name="P53">{</text:p>
            <text:p text:style-name="P53">public:</text:p>
            <text:p text:style-name="P53"><text:s text:c="4"/>...</text:p>
            <text:p text:style-name="P53"><text:s text:c="4"/>~IntPointer()</text:p>
            <text:p text:style-name="P53"><text:s text:c="4"/>{</text:p>
            <text:p text:style-name="P53"><text:s text:c="8"/>delete p_;</text:p>
            <text:p text:style-name="P54"><text:s text:c="4"/>}</text:p>
            <text:p text:style-name="P54">...</text:p>
          </table:table-cell>
        </table:table-row>
      </table:table>
      <text:p text:style-name="P37">Run this again and see if you have memory leaks:</text:p>
      <table:table table:name="Table19" table:style-name="Table19">
        <table:table-column table:style-name="Table19.A"/>
        <table:table-row table:style-name="TableLine2519270561616">
          <table:table-cell table:style-name="Table19.A1" office:value-type="string">
            <text:p text:style-name="P52">...</text:p>
            <text:p text:style-name="P52">int main()</text:p>
            <text:p text:style-name="P53">{</text:p>
            <text:p text:style-name="P53"><text:s text:c="4"/>while (1)</text:p>
            <text:p text:style-name="P53"><text:s text:c="4"/>{</text:p>
            <text:p text:style-name="P53"><text:s text:c="8"/>IntPointer intptr(0);</text:p>
            <text:p text:style-name="P53"><text:s text:c="4"/>}</text:p>
            <text:p text:style-name="P53"><text:s text:c="4"/>return 0;</text:p>
            <text:p text:style-name="P54">}</text:p>
          </table:table-cell>
        </table:table-row>
      </table:table>
      <text:p text:style-name="P37">You won't.</text:p>
      <text:p text:style-name="P37"><text:soft-page-break/></text:p>
      <text:p text:style-name="P12">Now, if ever we need an integer pointer, we can use this class and <text:span text:style-name="T65">we will </text:span>never have to worry about memory leaks. (There are a few more things to add to this class to really complete it …)</text:p>
      <text:p text:style-name="P43"/>
      <text:p text:style-name="P10"><text:span text:style-name="T26">Typically, if you have a class that grabs hold of some resource </text:span>(not just memory) in <text:span text:style-name="T65">the</text:span> constructor of the class, you should probably include code in the destructor to release the resource.</text:p>
      <text:p text:style-name="P10"/>
      <text:p text:style-name="P10"/>
      <text:p text:style-name="P10"><text:span text:style-name="T2">Exercise.</text:span> Are we done improving <text:span text:style-name="T48">IntPointer</text:span>? Not quite. Why is the following a problem? <text:span text:style-name="T65">T</text:span>race it by hand and draw a diagram.</text:p>
      <table:table table:name="Table20" table:style-name="Table20">
        <table:table-column table:style-name="Table20.A"/>
        <table:table-row table:style-name="TableLine2519270562704">
          <table:table-cell table:style-name="Table20.A1" office:value-type="string">
            <text:p text:style-name="P55">...</text:p>
            <text:p text:style-name="P55">int main()</text:p>
            <text:p text:style-name="P56">{</text:p>
            <text:p text:style-name="P56"><text:s text:c="4"/>IntPointer p1(42);</text:p>
            <text:p text:style-name="P56"><text:s text:c="4"/>IntPointer p2(0);</text:p>
            <text:p text:style-name="P56"><text:s text:c="4"/>p2 = p1;</text:p>
            <text:p text:style-name="P56"><text:s text:c="4"/>return 0;</text:p>
            <text:p text:style-name="P62">}</text:p>
          </table:table-cell>
        </table:table-row>
      </table:table>
      <text:p text:style-name="P7"><text:span text:style-name="T18">You should be able to explain why there's a problem. There </text:span>are two possible solutions. What are they? (This pretty much depends on what you want <text:span text:style-name="T48">operator=</text:span><text:span text:style-name="T39"> </text:span>to mean … I'll be talking about operators later.) We'll have to come back to this issue again later and redefine <text:span text:style-name="T48">operator=</text:span><text:span text:style-name="T39"> </text:span>in the <text:span text:style-name="T48">IntPointer</text:span><text:span text:style-name="T39"> </text:span>class.</text:p>
      <text:p text:style-name="P7"/>
      <text:p text:style-name="P7"/>
      <text:p text:style-name="P12"><text:span text:style-name="T2">Exercise.</text:span> Is the default destructor good enough for the following class? Run the program below.</text:p>
      <table:table table:name="Table27" table:style-name="Table27">
        <table:table-column table:style-name="Table27.A"/>
        <table:table-row table:style-name="TableLine2519270560800">
          <table:table-cell table:style-name="Table27.A1" office:value-type="string">
            <text:p text:style-name="P52">class C</text:p>
            <text:p text:style-name="P53">{</text:p>
            <text:p text:style-name="P53">public:</text:p>
            <text:p text:style-name="P53"><text:s text:c="4"/>C(int x) : u_(x)</text:p>
            <text:p text:style-name="P53"><text:s text:c="4"/>{</text:p>
            <text:p text:style-name="P53"><text:s text:c="8"/>if (u_ &lt;= 0)</text:p>
            <text:p text:style-name="P53"><text:s text:c="8"/>{ </text:p>
            <text:p text:style-name="P53"><text:s text:c="12"/>t_ = new char;</text:p>
            <text:p text:style-name="P53"><text:s text:c="8"/>}</text:p>
            <text:p text:style-name="P53"><text:s text:c="8"/>else </text:p>
            <text:p text:style-name="P53"><text:s text:c="8"/>{</text:p>
            <text:p text:style-name="P53"><text:s text:c="12"/>t_ = new char[u_];</text:p>
            <text:p text:style-name="P53"><text:s text:c="8"/>}</text:p>
            <text:p text:style-name="P53"><text:s text:c="4"/>}</text:p>
            <text:p text:style-name="P53">private:</text:p>
            <text:p text:style-name="P54"><text:s text:c="4"/>char s_[100];</text:p>
            <text:p text:style-name="P54"><text:s text:c="4"/>char * t_;</text:p>
            <text:p text:style-name="P53"><text:s text:c="4"/>const int u_;</text:p>
            <text:p text:style-name="P53">};</text:p>
            <text:p text:style-name="P53"/>
            <text:p text:style-name="P53">int main()</text:p>
            <text:p text:style-name="P53">{</text:p>
            <text:p text:style-name="P53"><text:s text:c="4"/>int i = 0;</text:p>
            <text:p text:style-name="P53"><text:s text:c="4"/>while (1)</text:p>
            <text:p text:style-name="P53"><text:s text:c="4"/>{</text:p>
            <text:p text:style-name="P53"><text:s text:c="8"/>if (i % 2 == 0) </text:p>
            <text:p text:style-name="P53"><text:s text:c="8"/>{</text:p>
            <text:p text:style-name="P53"><text:soft-page-break/><text:s text:c="12"/>C c(i);</text:p>
            <text:p text:style-name="P53"><text:s text:c="8"/>}</text:p>
            <text:p text:style-name="P53"><text:s text:c="8"/>else <text:line-break/> <text:s text:c="7"/>{</text:p>
            <text:p text:style-name="P53"><text:s text:c="12"/>C c(0);</text:p>
            <text:p text:style-name="P53"><text:s text:c="8"/>}</text:p>
            <text:p text:style-name="P53"><text:s text:c="4"/>++i;</text:p>
            <text:p text:style-name="P53"><text:s text:c="4"/>}</text:p>
            <text:p text:style-name="P53"/>
            <text:p text:style-name="P53"><text:s text:c="4"/>return 0;</text:p>
            <text:p text:style-name="P54">}</text:p>
          </table:table-cell>
        </table:table-row>
      </table:table>
      <text:p text:style-name="P10"><text:span text:style-name="T18">If the default destructor is not good enough, write a </text:span>destructor that does the job. Test run it in a long while loop and see <text:span text:style-name="T36">if</text:span><text:span text:style-name="T55"> </text:span>your program crashes.</text:p>
      <text:p text:style-name="P72">IntDynArray</text:p>
      <text:p text:style-name="P5"/>
      <text:p text:style-name="P38"><text:span text:style-name="T66">Here's our </text:span><text:span text:style-name="T52">IntDynArray</text:span> <text:span text:style-name="T66">with the placeholder </text:span><text:span text:style-name="T52">deallocate()</text:span><text:span text:style-name="T66"> function:</text:span></text:p>
      <table:table table:name="Table43" table:style-name="Table43">
        <table:table-column table:style-name="Table43.A"/>
        <table:table-row table:style-name="TableLine2519270558080">
          <table:table-cell table:style-name="Table43.A1" office:value-type="string">
            <text:p text:style-name="P24">...</text:p>
            <text:p text:style-name="P24">class IntDynArray</text:p>
            <text:p text:style-name="P23">{</text:p>
            <text:p text:style-name="P23">public:</text:p>
            <text:p text:style-name="P27"><text:s text:c="4"/>...</text:p>
            <text:p text:style-name="P27"><text:s text:c="4"/></text:p>
            <text:p text:style-name="P27"><text:s text:c="4"/>void deallocate()</text:p>
            <text:p text:style-name="P27"><text:s text:c="4"/>{</text:p>
            <text:p text:style-name="P25"><text:span text:style-name="T42"><text:s text:c="8"/></text:span><text:span text:style-name="T41">delete [] x_;</text:span></text:p>
            <text:p text:style-name="P28"><text:s text:c="4"/>}</text:p>
            <text:p text:style-name="P27"/>
            <text:p text:style-name="P27"><text:s text:c="4"/>...</text:p>
            <text:p text:style-name="P23">private:</text:p>
            <text:p text:style-name="P50"><text:s text:c="4"/>int * x_;</text:p>
            <text:p text:style-name="P50"><text:s text:c="4"/>int size_;</text:p>
            <text:p text:style-name="P50"><text:s text:c="4"/>int capacity_;</text:p>
            <text:p text:style-name="P49">};</text:p>
            <text:p text:style-name="P49">...</text:p>
          </table:table-cell>
        </table:table-row>
      </table:table>
      <text:p text:style-name="P39"/>
      <text:p text:style-name="P39"/>
      <text:p text:style-name="P5"><text:span text:style-name="T2">Exercise.</text:span> <text:span text:style-name="T66">Replace the </text:span><text:span text:style-name="T52">deallocate()</text:span><text:span text:style-name="T66"> function in</text:span> <text:span text:style-name="T48">IntDynArr</text:span><text:span text:style-name="T49">ay </text:span><text:span text:style-name="T60">w</text:span><text:span text:style-name="T66">ith a destructor.</text:span> Test it with <text:span text:style-name="T67">the following</text:span> to make sure that there's no memory leak:</text:p>
      <table:table table:name="Table21" table:style-name="Table21">
        <table:table-column table:style-name="Table21.A"/>
        <table:table-row table:style-name="TableLine2519270555088">
          <table:table-cell table:style-name="Table21.A1" office:value-type="string">
            <text:p text:style-name="P52">...</text:p>
            <text:p text:style-name="P52">int main()</text:p>
            <text:p text:style-name="P53">{</text:p>
            <text:p text:style-name="P53"><text:s text:c="4"/>while (1)</text:p>
            <text:p text:style-name="P53"><text:s text:c="4"/>{</text:p>
            <text:p text:style-name="P53"><text:s text:c="8"/>IntDynArray a(1000);</text:p>
            <text:p text:style-name="P53"><text:s text:c="4"/>}</text:p>
            <text:p text:style-name="P53"/>
            <text:p text:style-name="P53"><text:s text:c="4"/>return 0;</text:p>
            <text:p text:style-name="P54">}</text:p>
          </table:table-cell>
        </table:table-row>
      </table:table>
      <text:p text:style-name="P40"/>
      <text:p text:style-name="P40"/>
      <text:p text:style-name="P18">There's still a similar problem involving <text:span text:style-name="T48">operator=</text:span>:</text:p>
      <table:table table:name="Table22" table:style-name="Table22">
        <table:table-column table:style-name="Table22.A"/>
        <table:table-row table:style-name="TableLine2519270565968">
          <table:table-cell table:style-name="Table22.A1" office:value-type="string">
            <text:p text:style-name="P52">...</text:p>
            <text:p text:style-name="P52">int main()</text:p>
            <text:p text:style-name="P53">{</text:p>
            <text:p text:style-name="P53"><text:s text:c="4"/>IntDynArry a(100);</text:p>
            <text:p text:style-name="P53"><text:s text:c="4"/>IntDynArry b(100);</text:p>
            <text:p text:style-name="P53"><text:s text:c="4"/>b = a;</text:p>
            <text:p text:style-name="P53"/>
            <text:p text:style-name="P53"><text:s text:c="4"/>return 0;</text:p>
            <text:p text:style-name="P54">}</text:p>
          </table:table-cell>
        </table:table-row>
      </table:table>
      <text:p text:style-name="P41">Again, we'll come back to this issue later.</text:p>
      <text:p text:style-name="P41"/>
      <text:p text:style-name="P41"/>
      <text:p text:style-name="P41"/>
      <text:p text:style-name="P70">Lazy <text:span text:style-name="T69">a</text:span>llocation</text:p>
      <text:p text:style-name="P41"/>
      <text:p text:style-name="P16"><text:span text:style-name="T53">There are times when you might want to delay allocating </text:span>memory (or any resource) because it might not be needed till later.</text:p>
      <text:p text:style-name="P16"/>
      <text:p text:style-name="P15">You can assign any pointer the value of <text:span text:style-name="T39">NULL</text:span>.</text:p>
      <text:p text:style-name="P20"/>
      <text:p text:style-name="P15"><text:span text:style-name="T39">NULL </text:span>(or the <text:span text:style-name="T39">NULL </text:span>pointer) is usually integer 0 (or something similar ... like <text:span text:style-name="T48">(void *)0</text:span>). <text:span text:style-name="T39">NULL </text:span>is frequently used as a value to indicate that a pointer has not been allocated memory.</text:p>
      <text:p text:style-name="P29"/>
      <table:table table:name="Table23" table:style-name="Table23">
        <table:table-column table:style-name="Table23.A"/>
        <table:table-row table:style-name="TableLine2519270567056">
          <table:table-cell table:style-name="Table23.A1" office:value-type="string">
            <text:p text:style-name="P55">#include &lt;cstdlib&gt; // or #include &lt;cstddef&gt;</text:p>
            <text:p text:style-name="P56"><text:span text:style-name="T66">#</text:span>include &lt;iostream&gt;</text:p>
            <text:p text:style-name="P56">// NULL can be the integer 0 or it can be </text:p>
            <text:p text:style-name="P56">// ((void *) 0)</text:p>
            <text:p text:style-name="P56"/>
            <text:p text:style-name="P56">class C{};</text:p>
            <text:p text:style-name="P56"/>
            <text:p text:style-name="P56">int main()</text:p>
            <text:p text:style-name="P56">{</text:p>
            <text:p text:style-name="P56"><text:s text:c="4"/>// NULL can be assigned to pointers of any type:</text:p>
            <text:p text:style-name="P56"><text:s text:c="4"/>int * p = NULL;</text:p>
            <text:p text:style-name="P56"><text:s text:c="4"/>char * q = NULL;</text:p>
            <text:p text:style-name="P56"><text:s text:c="4"/>double * r = NULL;</text:p>
            <text:p text:style-name="P56"><text:s text:c="4"/>bool * s = NULL;</text:p>
            <text:p text:style-name="P62"><text:s text:c="4"/>C * t = NULL;</text:p>
            <text:p text:style-name="P62"><text:s text:c="4"/>std::cout &lt;&lt; p &lt;&lt; <text:span text:style-name="T44">'</text:span>\n<text:span text:style-name="T44">'</text:span>;</text:p>
            <text:p text:style-name="P56"><text:s text:c="4"/>std::cout &lt;&lt; (int)NULL &lt;&lt; <text:span text:style-name="T44">'</text:span>\n<text:span text:style-name="T44">'</text:span>;</text:p>
            <text:p text:style-name="P56"/>
            <text:p text:style-name="P56"><text:s text:c="4"/>return 0;</text:p>
            <text:p text:style-name="P62">}</text:p>
          </table:table-cell>
        </table:table-row>
      </table:table>
      <text:p text:style-name="P32"/>
      <text:p text:style-name="P34">In this case you can do the following: In the constructor, do NOT allocate memory but set the <text:span text:style-name="T16">relevant</text:span> <text:span text:style-name="T16">point</text:span><text:span text:style-name="T17">er</text:span> to <text:span text:style-name="T39">NULL</text:span>.</text:p>
      <text:p text:style-name="P34"/>
      <text:p text:style-name="P34"/>
      <text:p text:style-name="P42">Example:</text:p>
      <table:table table:name="Table24" table:style-name="Table24">
        <table:table-column table:style-name="Table24.A"/>
        <table:table-row table:style-name="TableLine2519270570864">
          <table:table-cell table:style-name="Table24.A1" office:value-type="string">
            <text:p text:style-name="P54">...</text:p>
            <text:p text:style-name="P54">class LazyIntPointer</text:p>
            <text:p text:style-name="P53">{</text:p>
            <text:p text:style-name="P53">public:</text:p>
            <text:p text:style-name="P53"><text:s text:c="4"/>LazyIntPointer()</text:p>
            <text:p text:style-name="P53"><text:s text:c="8"/>: p_(NULL)</text:p>
            <text:p text:style-name="P53"><text:s text:c="4"/>{}</text:p>
            <text:p text:style-name="P53">...</text:p>
            <text:p text:style-name="P53">private:</text:p>
            <text:p text:style-name="P53"><text:s text:c="4"/>int * p_;</text:p>
            <text:p text:style-name="P54">};</text:p>
            <text:p text:style-name="P48">...</text:p>
          </table:table-cell>
        </table:table-row>
      </table:table>
      <text:p text:style-name="P16"/>
      <text:p text:style-name="P16"/>
      <text:p text:style-name="P10"><text:span text:style-name="T4">When do you allocate memory? Only when you need to use the value that </text:span><text:span text:style-name="T5">p_ </text:span><text:span text:style-name="T4">points to:</text:span><text:span text:style-name="T45">\\</text:span></text:p>
      <table:table table:name="Table25" table:style-name="Table25">
        <table:table-column table:style-name="Table25.A"/>
        <text:soft-page-break/>
        <table:table-row table:style-name="TableLine2519270571408">
          <table:table-cell table:style-name="Table25.A1" office:value-type="string">
            <text:p text:style-name="P55">...</text:p>
            <text:p text:style-name="P55">class LazyIntPointer</text:p>
            <text:p text:style-name="P56">{</text:p>
            <text:p text:style-name="P56">public:</text:p>
            <text:p text:style-name="P56"><text:s text:c="4"/>...</text:p>
            <text:p text:style-name="P56"><text:s text:c="4"/>int &amp; operator*()</text:p>
            <text:p text:style-name="P56"><text:s text:c="4"/>{</text:p>
            <text:p text:style-name="P56"><text:s text:c="8"/>// Allocate memory only when p_ is NULL</text:p>
            <text:p text:style-name="P56"><text:s text:c="8"/>if (p_ == NULL)</text:p>
            <text:p text:style-name="P56"><text:s text:c="8"/>{</text:p>
            <text:p text:style-name="P56"><text:s text:c="12"/>p_ = new int;</text:p>
            <text:p text:style-name="P56"><text:s text:c="8"/>}</text:p>
            <text:p text:style-name="P56"><text:s text:c="8"/>return *p_;</text:p>
            <text:p text:style-name="P56"><text:s text:c="4"/>}</text:p>
            <text:p text:style-name="P56"><text:s text:c="4"/>...</text:p>
            <text:p text:style-name="P62">};</text:p>
            <text:p text:style-name="P62">...</text:p>
          </table:table-cell>
        </table:table-row>
      </table:table>
      <text:p text:style-name="P32"/>
      <text:p text:style-name="P34">And in the destructor, only deallocate when <text:span text:style-name="T48">p_</text:span><text:span text:style-name="T39"> </text:span>is not <text:span text:style-name="T39">NULL</text:span>, i.e., only when <text:span text:style-name="T48">p_</text:span><text:span text:style-name="T39"> </text:span>has actually been allocated memory:</text:p>
      <table:table table:name="Table26" table:style-name="Table26">
        <table:table-column table:style-name="Table26.A"/>
        <table:table-row table:style-name="TableLine2519270572768">
          <table:table-cell table:style-name="Table26.A1" office:value-type="string">
            <text:p text:style-name="P52">...</text:p>
            <text:p text:style-name="P52">class LazyIntPointer</text:p>
            <text:p text:style-name="P53">{</text:p>
            <text:p text:style-name="P53">public:</text:p>
            <text:p text:style-name="P53"><text:s text:c="4"/>...</text:p>
            <text:p text:style-name="P53"><text:s text:c="4"/>~LazyIntPointer()</text:p>
            <text:p text:style-name="P53"><text:s text:c="4"/>{</text:p>
            <text:p text:style-name="P53"><text:s text:c="8"/>// De-allocate memory only when p is not NULL</text:p>
            <text:p text:style-name="P53"><text:s text:c="8"/>if (p_ != NULL)</text:p>
            <text:p text:style-name="P53"><text:s text:c="8"/>{</text:p>
            <text:p text:style-name="P53"><text:s text:c="12"/>delete p_;</text:p>
            <text:p text:style-name="P53"><text:s text:c="8"/>}</text:p>
            <text:p text:style-name="P53"><text:s text:c="4"/>}</text:p>
            <text:p text:style-name="P53"><text:s text:c="4"/>...</text:p>
            <text:p text:style-name="P54">};</text:p>
            <text:p text:style-name="P54">...</text:p>
          </table:table-cell>
        </table:table-row>
      </table:table>
      <text:p text:style-name="P34"/>
      <text:p text:style-name="P10"><text:span text:style-name="T18">This is a very common technique to save on memory usage. </text:span>(There are many other techniques.)</text:p>
      <text:p text:style-name="P34"/>
      <text:p text:style-name="P34"/>
      <text:p text:style-name="P69">Summary</text:p>
      <text:p text:style-name="P34"/>
      <text:p text:style-name="P34">Every class can <text:span text:style-name="T66">have</text:span> a special method called the destructor. If <text:span text:style-name="T47">C</text:span> is a class, then the prototype <text:span text:style-name="T66">of its destructor</text:span> is <text:span text:style-name="T47">~C()</text:span> with no return type.</text:p>
      <text:p text:style-name="P34"/>
      <text:p text:style-name="P34">The default destructor of a class is a method that has an empty body:</text:p>
      <table:table table:name="Table38" table:style-name="Table38">
        <table:table-column table:style-name="Table38.A"/>
        <table:table-row table:style-name="TableLine2519270580928">
          <table:table-cell table:style-name="Table38.A1" office:value-type="string">
            <text:p text:style-name="P74">class C</text:p>
            <text:p text:style-name="P74">{</text:p>
            <text:p text:style-name="P74">...</text:p>
            <text:p text:style-name="P74"><text:s text:c="4"/>~C(){} // default <text:span text:style-name="T66">de</text:span>structor of C</text:p>
            <text:p text:style-name="P74">...</text:p>
            <text:p text:style-name="P74">};</text:p>
          </table:table-cell>
        </table:table-row>
      </table:table>
      <text:p text:style-name="P34"/>
      <text:p text:style-name="P34">If a destructor is not defined in <text:span text:style-name="T66">a class</text:span>, then the C++ compiler will provide the default destructor automatically. If a destructor is defined, then the compiler will not supply the default destructor.</text:p>
      <text:p text:style-name="P34"/>
      <text:p text:style-name="P34">The destructor cannot be called manually by code – it is called automatically.</text:p>
      <text:p text:style-name="P34"/>
      <text:p text:style-name="P34">Just before an object in the local scope goes out of scope, the object calls its destructor.</text:p>
      <table:table table:name="Table39" table:style-name="Table39">
        <table:table-column table:style-name="Table39.A"/>
        <table:table-row table:style-name="TableLine2519270576304">
          <table:table-cell table:style-name="Table39.A1" office:value-type="string">
            <text:p text:style-name="P74">{</text:p>
            <text:p text:style-name="P74"><text:s text:c="4"/>C c;</text:p>
            <text:p text:style-name="P74"><text:s text:c="4"/>…</text:p>
            <text:p text:style-name="P76"><text:s text:c="4"/>// c calls its destructor just before</text:p>
            <text:p text:style-name="P76"><text:s text:c="4"/>// going out of scope</text:p>
            <text:p text:style-name="P74">}</text:p>
          </table:table-cell>
        </table:table-row>
      </table:table>
      <text:p text:style-name="P34"/>
      <text:p text:style-name="P34">When an object in the free store is deallocated, the object will call its destructor:</text:p>
      <table:table table:name="Table40" table:style-name="Table40">
        <table:table-column table:style-name="Table40.A"/>
        <table:table-row table:style-name="TableLine2519270580384">
          <table:table-cell table:style-name="Table40.A1" office:value-type="string">
            <text:p text:style-name="P74">{</text:p>
            <text:p text:style-name="P74"><text:s text:c="4"/>C * p = <text:span text:style-name="T37">new</text:span><text:span text:style-name="T57"> </text:span>C;</text:p>
            <text:p text:style-name="P74"><text:s text:c="4"/>...</text:p>
            <text:p text:style-name="P74"><text:s text:c="4"/>delete p; // (*p) calls its destructor ~C()</text:p>
            <text:p text:style-name="P74">}</text:p>
          </table:table-cell>
        </table:table-row>
      </table:table>
      <text:p text:style-name="P34">Th<text:span text:style-name="T66">e story is similar</text:span> when <text:span text:style-name="T47">p</text:span> points to an array of objects in the free store:</text:p>
      <table:table table:name="Table42" table:style-name="Table42">
        <table:table-column table:style-name="Table42.A"/>
        <table:table-row table:style-name="TableLine2519270580112">
          <table:table-cell table:style-name="Table42.A1" office:value-type="string">
            <text:p text:style-name="P74">{</text:p>
            <text:p text:style-name="P74"><text:s text:c="4"/>C * p = new C[1000];</text:p>
            <text:p text:style-name="P74"><text:s text:c="4"/>...</text:p>
            <text:p text:style-name="P76"><text:s text:c="4"/>delete [] p; // p[0], …, p[999] call their</text:p>
            <text:p text:style-name="P76"><text:s text:c="17"/>// destructors ~C()</text:p>
            <text:p text:style-name="P74">}</text:p>
          </table:table-cell>
        </table:table-row>
      </table:table>
      <text:p text:style-name="P34"/>
      <text:p text:style-name="P34">Memory use<text:span text:style-name="T72">d</text:span> by automatic instance variables of objects will be automatically reclaimed.</text:p>
      <text:p text:style-name="P34"/>
      <text:p text:style-name="P36">Destructors are called automatically in the opposite order that the constructors were called.</text:p>
      <text:p text:style-name="P34"/>
      <text:p text:style-name="P34">Resources acquire<text:span text:style-name="T66">d</text:span> by objects through constructor calls such as memory allocation for pointer instance variables (if not deallocated) must <text:soft-page-break/>be deallocated by destructor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CMSS10" svg:font-family="CMSS10"/>
    <style:font-face style:name="CMSS8" svg:font-family="CMSS8"/>
    <style:font-face style:name="CMSSBX10" svg:font-family="CMSSBX10"/>
    <style:font-face style:name="CMSSI10" svg:font-family="CMSSI10"/>
    <style:font-face style:name="CMTT10" svg:font-family="CMTT10"/>
    <style:font-face style:name="CMTT9" svg:font-family="CMTT9"/>
    <style:font-face style:name="Tahoma2" svg:font-family="Tahoma"/>
    <style:font-face style:name="Arial" svg:font-family="Arial" style:font-family-generic="swiss"/>
    <style:font-face style:name="F23" svg:font-family="F23" style:font-family-generic="swiss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Mangal" svg:font-family="Manga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10" draw:display-name="Hatch 10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4" draw:display-name="Hatch 14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msArrowEnd_20_9" draw:display-name="msArrowEnd 9" svg:viewBox="0 0 355 355" svg:d="M178 0l177 355h-355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2" draw:display-name="Dashed (var) 2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472in" fo:margin-right="0in" fo:margin-top="0in" fo:margin-bottom="0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Default_7e_LT_7e_Untertitel" style:display-name="Default~LT~Untertitel" style:family="paragraph">
      <style:paragraph-properties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Default_7e_LT_7e_Hintergrundobjekte" style:display-name="Default~LT~Hintergrundobjekte" style:family="paragraph">
      <style:paragraph-properties style:text-autospace="none"/>
      <style:text-properties fo:color="#ffffff" loext:opacity="100%" style:font-name="Arial1" fo:font-family="Arial" style:font-family-generic="swiss" style:font-pitch="variable" style:font-name-asian="Arial1" style:font-family-asian="Arial" style:font-family-generic-asian="swiss" style:font-pitch-asian="variable" style:font-name-complex="Arial1" style:font-family-complex="Arial" style:font-family-generic-complex="swiss" style:font-pitch-complex="variable"/>
    </style:style>
    <style:style style:name="Default_7e_LT_7e_Hintergrund" style:display-name="Default~LT~Hintergrund" style:family="paragraph">
      <style:paragraph-properties style:text-autospace="none"/>
    </style:style>
    <style:style style:name="WW-Title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Background_20_objects" style:display-name="Background objects" style:family="paragraph">
      <style:paragraph-properties style:text-autospace="none"/>
      <style:text-properties fo:color="#ffffff" loext:opacity="100%" style:font-name="Arial1" fo:font-family="Arial" style:font-family-generic="swiss" style:font-pitch="variable" style:font-name-asian="Arial1" style:font-family-asian="Arial" style:font-family-generic-asian="swiss" style:font-pitch-asian="variable" style:font-name-complex="Arial1" style:font-family-complex="Arial" style:font-family-generic-complex="swiss" style:font-pitch-complex="variabl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Outline_20_1" style:display-name="Outline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WW-Title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4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26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2627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default" style:family="paragraph">
      <style:paragraph-properties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loext:opacity="0%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12345678910111213141516171819202122232425262728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Title1_7e_LT_7e_Gliederung_20_1" style:display-name="Title1~LT~Gliederung 1" style:family="paragraph">
      <style:paragraph-properties fo:margin-left="0in" fo:margin-right="0in" fo:margin-top="0.0835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bold" style:letter-kerning="true" style:font-name-asian="Arial1" style:font-family-asian="Arial" style:font-family-generic-asian="swiss" style:font-pitch-asian="variable" style:font-size-asian="24pt" style:font-style-asian="normal" style:font-weight-asian="bold" style:font-name-complex="Arial1" style:font-family-complex="Arial" style:font-family-generic-complex="swiss" style:font-pitch-complex="variable" style:font-size-complex="24pt" style:font-style-complex="normal" style:font-weight-complex="bold" style:text-emphasize="none"/>
    </style:style>
    <style:style style:name="Title1_7e_LT_7e_Gliederung_20_2" style:display-name="Title1~LT~Gliederung 2" style:family="paragraph" style:parent-style-name="Default_7e_LT_7e_Gliederung_20_1">
      <style:paragraph-properties fo:margin-top="0.0693in" fo:margin-bottom="0in" style:contextual-spacing="false">
        <style:tab-stops>
          <style:tab-stop style:position="-0.2846in"/>
          <style:tab-stop style:position="0in"/>
          <style:tab-stop style:position="0.7154in"/>
          <style:tab-stop style:position="1.7154in"/>
          <style:tab-stop style:position="2.7154in"/>
          <style:tab-stop style:position="3.7154in"/>
          <style:tab-stop style:position="4.7154in"/>
          <style:tab-stop style:position="5.7154in"/>
          <style:tab-stop style:position="6.7154in"/>
          <style:tab-stop style:position="7.7154in"/>
          <style:tab-stop style:position="8.7154in"/>
          <style:tab-stop style:position="9.7154in"/>
        </style:tab-stops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Title1_7e_LT_7e_Gliederung_20_3" style:display-name="Title1~LT~Gliederung 3" style:family="paragraph" style:parent-style-name="Default_7e_LT_7e_Gliederung_20_2">
      <style:paragraph-properties fo:margin-top="0.0626in" fo:margin-bottom="0in" style:contextual-spacing="false">
        <style:tab-stops>
          <style:tab-stop style:position="-0.1953in"/>
          <style:tab-stop style:position="0in"/>
          <style:tab-stop style:position="0.8047in"/>
          <style:tab-stop style:position="1.8047in"/>
          <style:tab-stop style:position="2.8047in"/>
          <style:tab-stop style:position="3.8047in"/>
          <style:tab-stop style:position="4.8047in"/>
          <style:tab-stop style:position="5.8047in"/>
          <style:tab-stop style:position="6.8047in"/>
          <style:tab-stop style:position="7.8047in"/>
          <style:tab-stop style:position="8.8047in"/>
        </style:tab-stops>
      </style:paragraph-properties>
      <style:text-properties fo:font-size="18pt" style:font-size-asian="18pt" style:font-size-complex="18pt"/>
    </style:style>
    <style:style style:name="Title1_7e_LT_7e_Gliederung_20_4" style:display-name="Title1~LT~Gliederung 4" style:family="paragraph" style:parent-style-name="Default_7e_LT_7e_Gliederung_20_3">
      <style:paragraph-properties>
        <style:tab-stops>
          <style:tab-stop style:position="-1.1673in"/>
          <style:tab-stop style:position="-0.1673in"/>
          <style:tab-stop style:position="0in"/>
          <style:tab-stop style:position="0.8327in"/>
          <style:tab-stop style:position="1.8327in"/>
          <style:tab-stop style:position="2.8327in"/>
          <style:tab-stop style:position="3.8327in"/>
          <style:tab-stop style:position="4.8327in"/>
          <style:tab-stop style:position="5.8327in"/>
          <style:tab-stop style:position="6.8327in"/>
          <style:tab-stop style:position="7.8327in"/>
        </style:tab-stops>
      </style:paragraph-properties>
    </style:style>
    <style:style style:name="Title1_7e_LT_7e_Gliederung_20_5" style:display-name="Title1~LT~Gliederung 5" style:family="paragraph" style:parent-style-name="Default_7e_LT_7e_Gliederung_20_4">
      <style:paragraph-properties>
        <style:tab-stops>
          <style:tab-stop style:position="-1.1398in"/>
          <style:tab-stop style:position="-0.1398in"/>
          <style:tab-stop style:position="0in"/>
          <style:tab-stop style:position="0.8602in"/>
          <style:tab-stop style:position="1.8602in"/>
          <style:tab-stop style:position="2.8602in"/>
          <style:tab-stop style:position="3.8602in"/>
          <style:tab-stop style:position="4.8602in"/>
          <style:tab-stop style:position="5.8602in"/>
          <style:tab-stop style:position="6.8602in"/>
        </style:tab-stops>
      </style:paragraph-properties>
    </style:style>
    <style:style style:name="Title1_7e_LT_7e_Gliederung_20_6" style:display-name="Title1~LT~Gliederung 6" style:family="paragraph" style:parent-style-name="Default_7e_LT_7e_Gliederung_20_5"/>
    <style:style style:name="Title1_7e_LT_7e_Gliederung_20_7" style:display-name="Title1~LT~Gliederung 7" style:family="paragraph" style:parent-style-name="Default_7e_LT_7e_Gliederung_20_6"/>
    <style:style style:name="Title1_7e_LT_7e_Gliederung_20_8" style:display-name="Title1~LT~Gliederung 8" style:family="paragraph" style:parent-style-name="Default_7e_LT_7e_Gliederung_20_7"/>
    <style:style style:name="Title1_7e_LT_7e_Gliederung_20_9" style:display-name="Title1~LT~Gliederung 9" style:family="paragraph" style:parent-style-name="Default_7e_LT_7e_Gliederung_20_8"/>
    <style:style style:name="Title1_7e_LT_7e_Titel" style:display-name="Title1~LT~Titel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Title1_7e_LT_7e_Untertitel" style:display-name="Title1~LT~Untertitel" style:family="paragraph">
      <style:paragraph-properties fo:margin-left="0in" fo:margin-right="0in" fo:margin-top="0.0835in" fo:margin-bottom="0in" style:contextual-spacing="false" style:line-height-at-least="0.139in" fo:text-align="center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bold" style:letter-kerning="true" style:font-name-asian="Arial1" style:font-family-asian="Arial" style:font-family-generic-asian="swiss" style:font-pitch-asian="variable" style:font-size-asian="24pt" style:font-style-asian="normal" style:font-weight-asian="bold" style:font-name-complex="Arial1" style:font-family-complex="Arial" style:font-family-generic-complex="swiss" style:font-pitch-complex="variable" style:font-size-complex="24pt" style:font-style-complex="normal" style:font-weight-complex="bold" style:text-emphasize="none"/>
    </style:style>
    <style:style style:name="Title1_7e_LT_7e_Notizen" style:display-name="Title1~LT~Notizen" style:family="paragraph">
      <style:paragraph-properties fo:margin-left="0in" fo:margin-right="0in" fo:margin-top="0.0626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234567891011121314151617181920212223242526272829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60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6061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606162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60616263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6061626364" style:family="paragraph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3.6252in" style:type="center"/>
          <style:tab-stop style:position="4.5in" style:type="right"/>
        </style:tab-stops>
      </style:paragraph-properties>
      <style:text-properties style:font-name="Arial1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MT1" style:family="text">
      <style:text-properties officeooo:rsid="001532f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<text:span text:style-name="MT1">++</text:span>(Y. Liow) <text:tab/> <text:s text:c="17"/>62. <text:span text:style-name="MT1">Destructors</text:span></text:p>
      </style:header>
      <style:footer>
        <text:p text:style-name="MP2"><text:page-number text:select-page="current">25</text:page-number><text:s/>of <text:page-count>2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Yihsiang Liow</meta:initial-creator>
    <meta:creation-date>2005-12-14T10:14:39</meta:creation-date>
    <dc:date>2024-03-15T23:18:37.489000000</dc:date>
    <meta:printed-by>Yihsiang Liow</meta:printed-by>
    <meta:print-date>2006-01-08T16:54:25</meta:print-date>
    <dc:language>en-US</dc:language>
    <meta:editing-cycles>1431</meta:editing-cycles>
    <meta:editing-duration>P11DT11H25M10S</meta:editing-duration>
    <meta:document-statistic meta:table-count="43" meta:image-count="0" meta:object-count="0" meta:page-count="25" meta:paragraph-count="733" meta:word-count="3829" meta:character-count="22627" meta:non-whitespace-character-count="16706"/>
    <meta:user-defined meta:name="Info 1"/>
    <meta:user-defined meta:name="Info 2"/>
    <meta:user-defined meta:name="Info 3"/>
    <meta:user-defined meta:name="Info 4"/>
  </office:meta>
</office:document-meta>
</file>